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/>
    <style:font-face style:name="Courier1" svg:font-family="Courier"/>
    <style:font-face style:name="StarSymbol" svg:font-family="StarSymbol"/>
    <style:font-face style:name="Lucida Console" svg:font-family="'Lucida Console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umberLexems" style:family="table">
      <style:table-properties style:width="6.7917in" table:align="margins"/>
    </style:style>
    <style:style style:name="NumberLexems.A" style:family="table-column">
      <style:table-column-properties style:column-width="1.6979in" style:rel-column-width="16383*"/>
    </style:style>
    <style:style style:name="NumberLexems.C" style:family="table-column">
      <style:table-column-properties style:column-width="1.6979in" style:rel-column-width="16384*"/>
    </style:style>
    <style:style style:name="NumberLexems.D" style:family="table-column">
      <style:table-column-properties style:column-width="1.6979in" style:rel-column-width="16385*"/>
    </style:style>
    <style:style style:name="NumberLexem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NumberLexems.D1" style:family="table-cell">
      <style:table-cell-properties fo:padding="0.0382in" fo:border="0.0007in solid #000000"/>
    </style:style>
    <style:style style:name="NumberLexems.A2" style:family="table-cell">
      <style:table-cell-properties fo:padding="0.0382in" fo:border-left="0.0007in solid #000000" fo:border-right="none" fo:border-top="none" fo:border-bottom="0.0007in solid #000000"/>
    </style:style>
    <style:style style:name="NumberLexems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margin-left="0in" fo:margin-right="0.0398in" fo:margin-top="0.0193in" fo:margin-bottom="0in" fo:text-align="start" style:justify-single-word="false" fo:text-indent="0in" style:auto-text-indent="false"/>
      <style:text-properties fo:font-size="7pt"/>
    </style:style>
    <style:style style:name="P2" style:family="paragraph" style:parent-style-name="Footer">
      <style:paragraph-properties fo:margin-left="0in" fo:margin-right="0.0398in" fo:margin-top="0.0193in" fo:margin-bottom="0in" fo:text-align="end" style:justify-single-word="false" fo:text-indent="0in" style:auto-text-indent="false"/>
      <style:text-properties fo:font-size="7pt"/>
    </style:style>
    <style:style style:name="P3" style:family="paragraph" style:parent-style-name="Standard">
      <style:text-properties fo:language="en" fo:country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Contents_20_1">
      <style:paragraph-properties>
        <style:tab-stops>
          <style:tab-stop style:position="6.791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5953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3984in" style:type="right" style:leader-style="dotted" style:leader-text="."/>
        </style:tab-stops>
      </style:paragraph-properties>
    </style:style>
    <style:style style:name="P12" style:family="paragraph" style:parent-style-name="Paragraph_20_Default">
      <style:paragraph-properties fo:margin-top="0.0783in" fo:margin-bottom="0in"/>
    </style:style>
    <style:style style:name="P13" style:family="paragraph" style:parent-style-name="Text_20_body">
      <style:paragraph-properties fo:margin-top="0.1098in" fo:margin-bottom="0in" style:shadow="none"/>
    </style:style>
    <style:style style:name="P14" style:family="paragraph" style:parent-style-name="Heading_20_2" style:master-page-name="">
      <style:paragraph-properties fo:margin-top="0.1098in" fo:margin-bottom="0in" style:page-number="auto" style:shadow="none"/>
    </style:style>
    <style:style style:name="P15" style:family="paragraph" style:parent-style-name="Paragraph_20_Padding">
      <style:paragraph-properties fo:margin-left="0in" fo:margin-right="0.0728in" fo:text-indent="0in" style:auto-text-indent="false"/>
    </style:style>
    <style:style style:name="P16" style:family="paragraph" style:parent-style-name="Paragraph_20_Padding">
      <style:paragraph-properties fo:margin-left="0in" fo:margin-right="0.0311in" fo:text-indent="0in" style:auto-text-indent="false"/>
    </style:style>
    <style:style style:name="P17" style:family="paragraph" style:parent-style-name="Paragraph_20_Screen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19" style:family="paragraph" style:parent-style-name="Paragraph_20_Default">
      <style:paragraph-properties fo:text-align="start" style:justify-single-word="false"/>
    </style:style>
    <style:style style:name="P20" style:family="paragraph" style:parent-style-name="Preformatted_20_Text">
      <style:paragraph-properties fo:background-color="#c0c0c0">
        <style:background-image/>
      </style:paragraph-properties>
    </style:style>
    <style:style style:name="P21" style:family="paragraph" style:parent-style-name="Preformatted_20_Text">
      <style:paragraph-properties fo:margin-top="0in" fo:margin-bottom="0.1965in"/>
    </style:style>
    <style:style style:name="P22" style:family="paragraph" style:parent-style-name="Paragraph_20_Programlisting">
      <style:paragraph-properties fo:margin-left="0in" fo:margin-right="-0.2398in" fo:text-indent="0.1181in" style:auto-text-indent="false"/>
    </style:style>
    <style:style style:name="P23" style:family="paragraph" style:parent-style-name="Heading_20_3">
      <style:text-properties fo:font-style="normal" style:font-style-asian="normal" style:font-style-complex="normal"/>
    </style:style>
    <style:style style:name="P24" style:family="paragraph" style:parent-style-name="Standard">
      <style:paragraph-properties fo:margin-left="0.7874in" fo:margin-right="0in" fo:text-indent="0in" style:auto-text-indent="false"/>
      <style:text-properties fo:font-style="italic" style:font-style-asian="italic" style:font-style-complex="italic"/>
    </style:style>
    <style:style style:name="P25" style:family="paragraph" style:parent-style-name="Standard">
      <style:paragraph-properties fo:margin-left="0.7874in" fo:margin-right="0in" fo:text-indent="0in" style:auto-text-indent="false"/>
      <style:text-properties fo:font-style="normal" style:font-style-asian="normal" style:font-style-complex="normal"/>
    </style:style>
    <style:style style:name="P26" style:family="paragraph" style:parent-style-name="Standard">
      <style:paragraph-properties fo:margin-left="0.7874in" fo:margin-right="0in" fo:text-indent="0in" style:auto-text-indent="false"/>
      <style:text-properties style:text-position="0% 100%" fo:font-style="normal" style:font-style-asian="normal" style:font-style-complex="normal"/>
    </style:style>
    <style:style style:name="P27" style:family="paragraph" style:parent-style-name="Heading_20_2">
      <style:text-properties fo:font-style="normal" style:font-style-asian="normal" style:font-style-complex="normal"/>
    </style:style>
    <style:style style:name="P28" style:family="paragraph" style:parent-style-name="Table_20_Contents">
      <style:paragraph-properties fo:text-align="justify" style:justify-single-word="false"/>
    </style:style>
    <style:style style:name="P29" style:family="paragraph" style:parent-style-name="Text_20_body" style:list-style-name="L2"/>
    <style:style style:name="P30" style:family="paragraph" style:parent-style-name="Text_20_body" style:list-style-name="L3"/>
    <style:style style:name="P31" style:family="paragraph" style:parent-style-name="Text_20_body" style:list-style-name="L2">
      <style:paragraph-properties fo:margin-top="0in" fo:margin-bottom="0in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Preformatted_20_Text" style:list-style-name="L1"/>
    <style:style style:name="P34" style:family="paragraph" style:parent-style-name="Paragraph_20_Default" style:list-style-name="L1"/>
    <style:style style:name="P35" style:family="paragraph" style:parent-style-name="Paragraph_20_Default" style:list-style-name="L1">
      <style:paragraph-properties fo:margin-top="0.0783in" fo:margin-bottom="0in"/>
    </style:style>
    <style:style style:name="P36" style:family="paragraph" style:parent-style-name="Paragraph_20_Padding" style:list-style-name="L1"/>
    <style:style style:name="P37" style:family="paragraph" style:parent-style-name="Paragraph_20_Programlisting" style:list-style-name="L1"/>
    <style:style style:name="P38" style:family="paragraph" style:parent-style-name="Paragraph_20_Programlisting" style:list-style-name="L1">
      <style:paragraph-properties fo:margin-left="0in" fo:margin-right="0in" fo:text-indent="0in" style:auto-text-indent="false"/>
    </style:style>
    <style:style style:name="P39" style:family="paragraph" style:parent-style-name="Standard" style:list-style-name="L1"/>
    <style:style style:name="P40" style:family="paragraph" style:parent-style-name="Standard" style:list-style-name="L4"/>
    <style:style style:name="P41" style:family="paragraph" style:parent-style-name="Standard" style:list-style-name="L5">
      <style:text-properties fo:font-style="normal" style:font-style-asian="normal" style:font-style-complex="normal"/>
    </style:style>
    <style:style style:name="P42" style:family="paragraph" style:parent-style-name="Standard" style:list-style-name="L6">
      <style:text-properties fo:font-style="normal" style:font-style-asian="normal" style:font-style-complex="normal"/>
    </style:style>
    <style:style style:name="P43" style:family="paragraph" style:parent-style-name="Standard" style:list-style-name="L7">
      <style:paragraph-properties fo:margin-left="0in" fo:margin-right="0in" fo:text-indent="0in" style:auto-text-indent="false"/>
      <style:text-properties style:text-position="0% 100%" fo:font-style="normal" style:font-style-asian="normal" style:font-style-complex="normal"/>
    </style:style>
    <style:style style:name="P44" style:family="paragraph">
      <style:text-properties fo:letter-spacing="0.0276in"/>
    </style:style>
    <style:style style:name="T1" style:family="text">
      <style:text-properties fo:language="en" fo:country="none"/>
    </style:style>
    <style:style style:name="T2" style:family="text">
      <style:text-properties fo:background-color="transparent"/>
    </style:style>
    <style:style style:name="T3" style:family="text">
      <style:text-properties style:text-position="-33% 80%"/>
    </style:style>
    <style:style style:name="T4" style:family="text">
      <style:text-properties style:text-position="sub 58%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font-name="Courie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style:text-underline-style="none"/>
    </style:style>
    <style:style style:name="T12" style:family="text">
      <style:text-properties fo:color="#ffffff" style:font-name="Arial Black" fo:font-size="7pt" fo:letter-spacing="0.0276in"/>
    </style:style>
    <style:style style:name="T13" style:family="text">
      <style:text-properties fo:letter-spacing="0.0276in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bottom" style:vertical-rel="page" style:horizontal-pos="right" style:horizontal-rel="page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 " text:bullet-char="•">
        <style:list-level-properties text:min-label-width="0.1965in"/>
      </text:list-level-style-bullet>
      <text:list-level-style-bullet text:level="2" text:style-name="Bullet_20_Symbols" style:num-suffix=" " text:bullet-char="•">
        <style:list-level-properties text:space-before="0.1972in" text:min-label-width="0.1965in"/>
      </text:list-level-style-bullet>
      <text:list-level-style-bullet text:level="3" text:style-name="Bullet_20_Symbols" style:num-suffix=" " text:bullet-char="•">
        <style:list-level-properties text:space-before="0.3937in" text:min-label-width="0.1965in"/>
      </text:list-level-style-bullet>
      <text:list-level-style-bullet text:level="4" text:style-name="Bullet_20_Symbols" style:num-suffix=" " text:bullet-char="•">
        <style:list-level-properties text:space-before="0.5909in" text:min-label-width="0.1965in"/>
      </text:list-level-style-bullet>
      <text:list-level-style-bullet text:level="5" text:style-name="Bullet_20_Symbols" style:num-suffix=" " text:bullet-char="•">
        <style:list-level-properties text:space-before="0.7874in" text:min-label-width="0.1965in"/>
      </text:list-level-style-bullet>
      <text:list-level-style-bullet text:level="6" text:style-name="Bullet_20_Symbols" style:num-suffix=" " text:bullet-char="•">
        <style:list-level-properties text:space-before="0.9846in" text:min-label-width="0.1965in"/>
      </text:list-level-style-bullet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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-0.20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9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9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9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9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9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9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9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9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96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stroke="solid" svg:stroke-width="0in" svg:stroke-color="#323298" draw:fill-color="#323298" draw:textarea-horizontal-align="left" draw:textarea-vertical-align="middle" fo:padding-left="0.7874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_20_Article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9">Предисловие<text:tab/>1</text:p>
          <text:p text:style-name="P9">Мозаика<text:tab/>2</text:p>
          <text:p text:style-name="P10">Алгебраические структуры <text:tab/>2</text:p>
          <text:p text:style-name="P11">Полугруппа<text:tab/>2</text:p>
          <text:p text:style-name="P11">Моноид:<text:tab/>2</text:p>
          <text:p text:style-name="P10">Игра жизнь <text:tab/>2</text:p>
          <text:p text:style-name="P10">Анализ Java кода.<text:tab/>3</text:p>
          <text:p text:style-name="P9">Основные понятия <text:tab/>3</text:p>
          <text:p text:style-name="P10">Системы, переписывающие правила и стратегии <text:tab/>3</text:p>
          <text:p text:style-name="P10">Интерпретатор командной строки <text:tab/>8</text:p>
          <text:p text:style-name="P10">Дерево предметных областей <text:tab/>8</text:p>
          <text:p text:style-name="P9">Java API - начнем не с Hello, world. <text:tab/>9</text:p>
          <text:p text:style-name="P10">Тривиальное преобразование: xyz <text:tab/>9</text:p>
          <text:p text:style-name="P10">Добавляем свою Базу Фактов <text:tab/>11</text:p>
          <text:p text:style-name="P10">Передача информации с помощью пропозициональных переменных. <text:tab/>13</text:p>
          <text:p text:style-name="P9">Более систематическое введение <text:tab/>18</text:p>
          <text:p text:style-name="P10">Встроенные термы <text:tab/>18</text:p>
          <text:p text:style-name="P11">Примитивные типы данных <text:tab/>18</text:p>
          <text:p text:style-name="P11">Списки <text:tab/>18</text:p>
          <text:p text:style-name="P11">Множества <text:tab/>18</text:p>
          <text:p text:style-name="P11">Java-объекты <text:tab/>19</text:p>
          <text:p text:style-name="P11">Пропозициональные переменные <text:tab/>19</text:p>
          <text:p text:style-name="P11">Составные термы<text:tab/>19</text:p>
          <text:p text:style-name="P10">Правила<text:tab/>19</text:p>
          <text:p text:style-name="P10">Множества правил<text:tab/>20</text:p>
          <text:p text:style-name="P11">Импорт<text:tab/>21</text:p>
          <text:p text:style-name="P11">Последовательность применения <text:tab/>22</text:p>
          <text:p text:style-name="P11">Let и Where <text:s/>выражения<text:tab/>22</text:p>
          <text:p text:style-name="P10">Системы<text:tab/>23</text:p>
          <text:p text:style-name="P10">Домены<text:tab/>23</text:p>
          <text:p text:style-name="P9">Что дальше<text:tab/>24</text:p>
        </text:index-body>
      </text:table-of-content>
      <text:p text:style-name="Paragraph_20_Padding"/>
      <text:h text:style-name="Heading_20_1" text:outline-level="1"><text:a xlink:type="simple" xlink:href="#q1" office:name="q1">Предисловие</text:a></text:h>
      <text:p text:style-name="Paragraph_20_Padding"/>
      <text:p text:style-name="Paragraph_20_Padding">TermWare - это система символьного программирования, предназначенная для встраивания в Java-приложения. Вычисления основанны на переписывающих правилах с действиями, что позволяет элегантно совместить логический и императивный стили программирования. В этом руководстве пошагово описываются основные элементы языка и Java API TermWare. Для ознакомления, полезными также представляются следующие документы:</text:p>
      <text:list text:style-name="L1">
        <text:list-item>
          <text:p text:style-name="P35"><text:a xlink:type="simple" xlink:href="http://www.gradsoft.ua/rus/Products/termware/jdocs/" text:style-name="Internet_20_link" text:visited-style-name="Visited_20_Internet_20_Link">Описание Java API </text:a></text:p>
        </text:list-item>
        <text:list-item>
          <text:p text:style-name="P35"><text:a xlink:type="simple" xlink:href="http://www.gradsoft.ua/rus/Products/termware/docs/TAPI/index.html" text:style-name="Internet_20_link" text:visited-style-name="Visited_20_Internet_20_Link">Справка по встроенным функциям. </text:a></text:p>
        </text:list-item>
        <text:list-item>
          <text:p text:style-name="P35"><text:a xlink:type="simple" xlink:href="http://www.gradsoft.ua/rus/Products/termware/docs/Semantics_rus/Semantics_rus.html" text:style-name="Internet_20_link" text:visited-style-name="Visited_20_Internet_20_Link">Описание семантики </text:a></text:p>
        </text:list-item>
      </text:list>
      <text:h text:style-name="Heading_20_1" text:outline-level="1"><text:soft-page-break/>Мозаика</text:h>
      <text:h text:style-name="Heading_20_1" text:outline-level="1"/>
      <text:p text:style-name="Paragraph_20_Default">Несколько высокоуровневых примеров, которые иллюстрируют язык TermWare. Мы не будем здесь ничего подробно объяснять - просто покажем несколько строк кода, для того, что бы у Вас создалось первое впечатление. Более или менее систематическое введение начнется в следующей главе. </text:p>
      <text:h text:style-name="Heading_20_2" text:outline-level="2">Алгебраические структуры </text:h>
      <text:h text:style-name="Heading_20_3" text:outline-level="3">Полугруппа</text:h>
      <text:p text:style-name="Paragraph_20_Padding">Полугруппа - это нечто, обладающее ассоциативностью. </text:p>
      <text:p text:style-name="Standard"/>
      <text:p text:style-name="Preformatted_20_Text"/>
      <text:p text:style-name="Preformatted_20_Text">domain(algebra,</text:p>
      <text:p text:style-name="Preformatted_20_Text"><text:s text:c="4"/>system(SemiGroup,default,</text:p>
      <text:p text:style-name="Preformatted_20_Text"><text:s text:c="8"/>ruleset( <text:s/>($x*$y)*$z <text:s/>-&gt; <text:s/>$x*($y*$z) <text:s/>),</text:p>
      <text:p text:style-name="Preformatted_20_Text"><text:s text:c="8"/>FirstTop)</text:p>
      <text:p text:style-name="Preformatted_20_Text">);</text:p>
      <text:p text:style-name="Preformatted_20_Text"/>
      <text:p text:style-name="Preformatted_20_Text"/>
      <text:h text:style-name="Heading_20_3" text:outline-level="3">Моноид:</text:h>
      <text:p text:style-name="Paragraph_20_Padding">А моноид - это полугруппа с единицей</text:p>
      <text:p text:style-name="Standard"/>
      <text:p text:style-name="Paragraph_20_Programlisting">domain(algebra,</text:p>
      <text:p text:style-name="Paragraph_20_Programlisting"/>
      <text:p text:style-name="Paragraph_20_Programlisting"><text:s text:c="4"/>system(Monoid,default,</text:p>
      <text:p text:style-name="Paragraph_20_Programlisting"><text:s text:c="18"/>ruleset( <text:s/></text:p>
      <text:p text:style-name="Paragraph_20_Programlisting"><text:s text:c="20"/>import(SemiGroup),</text:p>
      <text:p text:style-name="Paragraph_20_Programlisting"><text:s text:c="20"/>$x*One <text:s/>-&gt; <text:s/>$x,</text:p>
      <text:p text:style-name="Paragraph_20_Programlisting"><text:s text:c="20"/>One*$x <text:s/>-&gt; <text:s/>$x</text:p>
      <text:p text:style-name="Paragraph_20_Programlisting"><text:s text:c="32"/>),</text:p>
      <text:p text:style-name="Paragraph_20_Programlisting"><text:s text:c="17"/>FirstTop)</text:p>
      <text:p text:style-name="Paragraph_20_Programlisting"/>
      <text:p text:style-name="Paragraph_20_Programlisting">);</text:p>
      <text:p text:style-name="Paragraph_20_Programlisting"/>
      <text:p text:style-name="Paragraph_20_Programlisting"/>
      <text:p text:style-name="Text_20_body"/>
      <text:p text:style-name="Text_20_body">Пора показать что-то более жизненное: </text:p>
      <text:h text:style-name="Heading_20_2" text:outline-level="2">Игра жизнь </text:h>
      <text:p text:style-name="Standard"/>
      <text:p text:style-name="Paragraph_20_Programlisting"/>
      <text:p text:style-name="Paragraph_20_Programlisting">domain(examples,</text:p>
      <text:p text:style-name="Paragraph_20_Programlisting"><text:s text:c="2"/>system(Life1,</text:p>
      <text:p text:style-name="Paragraph_20_Programlisting"><text:s text:c="5"/>javaFacts(Life1DB,"ua.kiev.gradsoft.TermWareDemos.Life.Life1Facts"),</text:p>
      <text:p text:style-name="Paragraph_20_Programlisting"><text:s text:c="5"/>ruleset( <text:s/></text:p>
      <text:p text:style-name="Paragraph_20_Programlisting"><text:s text:c="7"/># <text:s/>$T <text:s/>- <text:s/>set <text:s/>of <text:s/>pairs <text:s/>to <text:s/>test.</text:p>
      <text:p text:style-name="Paragraph_20_Programlisting"><text:s text:c="9"/>{l($i,$j):$T} [ n($i,$j)==3 ] -&gt; <text:s/>$T [ putCell($i,$j) ],</text:p>
      <text:p text:style-name="Paragraph_20_Programlisting"><text:s text:c="7"/>{l($i,$j):$T} [ n($i,$j)==2 ] -&gt; <text:s/>$T </text:p>
      <text:p text:style-name="Paragraph_20_Programlisting"><text:s text:c="15"/>[ existsCell($i,$j) ? putCell($i,$j) : removeCell($i,$j)] <text:s/>,</text:p>
      <text:p text:style-name="Paragraph_20_Programlisting"/>
      <text:p text:style-name="Paragraph_20_Programlisting"><text:s text:c="7"/>{l($i,$j):$T} [ n($i,$j)&gt;3||n($i,$j)&lt; 2 <text:s/>] -&gt; <text:s/>$T [ removeCell($i,$j) ],</text:p>
      <text:p text:style-name="Paragraph_20_Programlisting"><text:soft-page-break/></text:p>
      <text:p text:style-name="Paragraph_20_Programlisting"><text:s text:c="7"/>{ } -&gt; <text:s/>checkEmpty($T) [ [showGeneration(), generateNextTestSet($T) ] ],</text:p>
      <text:p text:style-name="Paragraph_20_Programlisting"/>
      <text:p text:style-name="Paragraph_20_Programlisting"><text:s text:c="7"/>checkEmpty({$x:$Y}) <text:s/>-&gt; <text:s/>{ <text:s/>$x:$Y <text:s/>},</text:p>
      <text:p text:style-name="Paragraph_20_Programlisting"/>
      <text:p text:style-name="Paragraph_20_Programlisting"><text:s text:c="7"/>checkEmpty({}) <text:s/>-&gt; <text:s/>END</text:p>
      <text:p text:style-name="Paragraph_20_Programlisting"><text:s text:c="30"/></text:p>
      <text:p text:style-name="Paragraph_20_Programlisting"><text:s text:c="6"/>),</text:p>
      <text:p text:style-name="Paragraph_20_Programlisting"><text:s text:c="6"/>FirstTop)</text:p>
      <text:p text:style-name="Paragraph_20_Programlisting"><text:s text:c="16"/></text:p>
      <text:p text:style-name="Paragraph_20_Programlisting">);</text:p>
      <text:p text:style-name="Paragraph_20_Padding"/>
      <text:p text:style-name="Paragraph_20_Padding"/>
      <text:p text:style-name="Paragraph_20_Padding">Или что-то полезное :</text:p>
      <text:h text:style-name="Heading_20_2" text:outline-level="2">Анализ Java кода.</text:h>
      <text:p text:style-name="Paragraph_20_Default">Как найти в программе типичную программистскую ошибку, например игнорирование исключений, т. е. код, соответствующий следующему образцу: </text:p>
      <text:p text:style-name="Paragraph"/>
      <text:p text:style-name="Paragraph_20_Programlisting"><text:s text:c="10"/></text:p>
      <text:p text:style-name="Paragraph_20_Programlisting"><text:s text:c="10"/>try <text:s/>{</text:p>
      <text:p text:style-name="Paragraph_20_Programlisting"><text:s text:c="14"/>.....</text:p>
      <text:p text:style-name="Paragraph_20_Programlisting"><text:s text:c="10"/>}catch(...){ <text:s text:c="3"/>}</text:p>
      <text:p text:style-name="Paragraph_20_Programlisting"><text:s text:c="20"/></text:p>
      <text:p text:style-name="Paragraph_20_Padding"/>
      <text:p text:style-name="Paragraph_20_Padding"/>
      <text:p text:style-name="Paragraph_20_Padding">С помощью следующей системы: </text:p>
      <text:p text:style-name="Standard"/>
      <text:p text:style-name="Standard"/>
      <text:p text:style-name="Paragraph_20_Programlisting"/>
      <text:p text:style-name="Paragraph_20_Programlisting">domain(examples,</text:p>
      <text:p text:style-name="Paragraph_20_Programlisting"><text:s text:c="3"/>system(JECheck,</text:p>
      <text:p text:style-name="Paragraph_20_Programlisting"><text:s text:c="4"/>javaFacts(JECheckDB,"ua.kiev.gradsoft.TermWareDemos.jsa.JECheckFacts"),</text:p>
      <text:p text:style-name="Paragraph_20_Programlisting"><text:s text:c="4"/>ruleset(</text:p>
      <text:p text:style-name="Paragraph_20_Programlisting"><text:s text:c="7"/>Catch($formalParameter, Block([]))-&gt;PROBLEM <text:s text:c="93"/></text:p>
      <text:p text:style-name="Paragraph_20_Programlisting"><text:s text:c="29"/>[found("empty cath statement")]</text:p>
      <text:p text:style-name="Paragraph_20_Programlisting"><text:s text:c="8"/>),</text:p>
      <text:p text:style-name="Paragraph_20_Programlisting"><text:s text:c="8"/>BottomUp</text:p>
      <text:p text:style-name="Paragraph_20_Programlisting"><text:s/>) <text:s/>);</text:p>
      <text:p text:style-name="Paragraph_20_Programlisting"><text:s text:c="12"/></text:p>
      <text:p text:style-name="Paragraph_20_Padding"/>
      <text:p text:style-name="Paragraph_20_Default">Теперь, как и обещали, перейдем к более систематическому описанию: проиллюстрируем основные понятия языка на примерах, впрочем все еще оставляя низкоуровневые детали на потом. </text:p>
      <text:h text:style-name="Heading_20_1" text:outline-level="1">Основные понятия </text:h>
      <text:p text:style-name="Paragraph_20_Default">Это глава даст нам необходимый базис для того, что бы мы могли перейти к главе 3, где начнется самое интересное.</text:p>
      <text:p text:style-name="Paragraph_20_Default"/>
      <text:h text:style-name="P14" text:outline-level="2">Системы, переписывающие правила и стратегии </text:h>
      <text:p text:style-name="P13">Итак, основным объектом в TermWare является система термов. Что это такое: с точки зрения логики, это четверка &lt; Name, Ruleset, Facts, Strategy &gt;, где: </text:p>
      <text:list text:style-name="L1">
        <text:list-item text:start-value="1">
          <text:p text:style-name="P36">Name - имя системы. </text:p>
        </text:list-item>
        <text:list-item>
          <text:p text:style-name="P36"><text:soft-page-break/>Ruleset - набор правил </text:p>
        </text:list-item>
        <text:list-item>
          <text:p text:style-name="P36">Facts - БД фактов </text:p>
        </text:list-item>
        <text:list-item>
          <text:p text:style-name="P36">Strategy - стратегия. </text:p>
          <text:p text:style-name="P36">Для Java-программиста термальная система выглядит как экземпляр класса <text:a xlink:type="simple" xlink:href="http://www.gradsoft.ua/rus/Products/termware/jdocs/ua/gradsoft/termware/TermSystem.html">ItermSystem</text:a>.</text:p>
        </text:list-item>
      </text:list>
      <text:p text:style-name="Paragraph_20_Padding">Зачем нам эти<text:span text:style-name="T1"> </text:span>системы нужны ? - что бы <text:span text:style-name="T2">интепритировать</text:span> наборы переписывающих правил. (ruleset). </text:p>
      <text:p text:style-name="Paragraph_20_Padding">А что такое переписывающее правило ? - в простейшем случае это выражение типа <text:span text:style-name="Source_20_Text">x-&gt;y </text:span>, которое переписывает терм <text:span text:style-name="Source_20_Text">x </text:span>в <text:span text:style-name="Source_20_Text">y </text:span>. </text:p>
      <text:p text:style-name="Paragraph_20_Padding">А что такое терм ? - это некоторое символьное выражение. Само понятие терма пришло из математической логики, где принято следующеее определение: </text:p>
      <text:list text:style-name="L2">
        <text:list-item>
          <text:p text:style-name="P31">Есть некоторые наборы базовых символов: </text:p>
          <text:list>
            <text:list-item>
              <text:p text:style-name="P31">атомы. a<text:span text:style-name="T3">i</text:span> </text:p>
            </text:list-item>
            <text:list-item>
              <text:p text:style-name="P31">функциональные символы f<text:span text:style-name="T3">i</text:span> </text:p>
            </text:list-item>
            <text:list-item>
              <text:p text:style-name="P31">пропозициональные переменные x<text:span text:style-name="T3">i</text:span> </text:p>
            </text:list-item>
          </text:list>
        </text:list-item>
        <text:list-item>
          <text:p text:style-name="P31">атомы и пропозициональные переменные являются термами. </text:p>
        </text:list-item>
        <text:list-item>
          <text:p text:style-name="P29">Если f<text:span text:style-name="T3">i</text:span> - функциональный символ, а t<text:span text:style-name="T3">1</text:span> ... t<text:span text:style-name="T3">n</text:span> - термы, то f<text:span text:style-name="T3">i</text:span>(t<text:span text:style-name="T3">1</text:span> ... t<text:span text:style-name="T3">n</text:span>) тоже является термом. </text:p>
        </text:list-item>
      </text:list>
      <text:p text:style-name="Paragraph_20_Padding">Фактически любое символьное выражение, которое можно записать на бумаге, можно выразить и в виде терма. TermWare в основном следует этому определению, добавляя к множеству базовых термов еще объекты примитивных типов (строки, числа) и инкапсулированные Java-объекты. <text:s/>Для Java-программиста терм выглядит как объект, наследуемый от <text:a xlink:type="simple" xlink:href="http://www.gradsoft.ua/rus/Products/termware/jdocs/ua/gradsoft/termware/Term.html">Term </text:a></text:p>
      <text:p text:style-name="Paragraph_20_Padding"/>
      <text:p text:style-name="Text_20_body">Пользоваться функциональной нотацией типа f<text:span text:style-name="T3">i</text:span><text:a xlink:type="simple" xlink:href="" text:visited-style-name="Visited_20_Internet_20_Link">(x</text:a><text:a xlink:type="simple" xlink:href="" text:visited-style-name="Visited_20_Internet_20_Link"><text:span text:style-name="T3">1</text:span></text:a><text:a xlink:type="simple" xlink:href="" text:style-name="Internet_20_link"> ... x</text:a><text:a xlink:type="simple" xlink:href="" text:style-name="Internet_20_link" text:visited-style-name="Visited_20_Internet_20_Link"><text:span text:style-name="T3">n</text:span></text:a><text:a xlink:type="simple" xlink:href="" text:style-name="Internet_20_link" text:visited-style-name="Visited_20_Internet_20_Link">) не всегда удобно, поэтому в TermWare приняты некоторые сокращения:</text:a></text:p>
      <text:list text:style-name="L1">
        <text:list-item text:start-value="1">
          <text:p text:style-name="P36">let t для let(t) </text:p>
        </text:list-item>
        <text:list-item>
          <text:p text:style-name="P36">x -&gt; y для rule(x,y) </text:p>
        </text:list-item>
        <text:list-item>
          <text:p text:style-name="P36">x [ c ] -&gt; y для if_rule(x,c,y) </text:p>
        </text:list-item>
        <text:list-item>
          <text:p text:style-name="P36">x [ c ] -&gt; y [ z ] для if_rule(x,c,action(y,z)) </text:p>
        </text:list-item>
        <text:list-item>
          <text:p text:style-name="P36">x ? y : z для if(x,y,z) </text:p>
        </text:list-item>
        <text:list-item>
          <text:p text:style-name="P36">x || y для logical_or(x,y) </text:p>
        </text:list-item>
        <text:list-item>
          <text:p text:style-name="P36">x &amp;&amp; y для logical_and(x,y) </text:p>
        </text:list-item>
        <text:list-item>
          <text:p text:style-name="P36">x | y для bit_or(x,y) </text:p>
        </text:list-item>
        <text:list-item>
          <text:p text:style-name="P36">x &amp; y для bit_and(x,y) </text:p>
        </text:list-item>
        <text:list-item>
          <text:p text:style-name="P36">x == y для eq(x,y) </text:p>
        </text:list-item>
        <text:list-item>
          <text:p text:style-name="P36">x != y для neq(x,y) </text:p>
        </text:list-item>
        <text:list-item>
          <text:p text:style-name="P36">x &lt; y для less(x,y) </text:p>
        </text:list-item>
        <text:list-item>
          <text:p text:style-name="P36">x &lt;= y для less_eq(x,y) </text:p>
        </text:list-item>
        <text:list-item>
          <text:p text:style-name="P36">x &gt; y для greater(x,y) </text:p>
        </text:list-item>
        <text:list-item>
          <text:p text:style-name="P36">x &gt;= y для greater_eq(x,y) </text:p>
        </text:list-item>
        <text:list-item>
          <text:p text:style-name="P36">x in y для _in(x,y) </text:p>
        </text:list-item>
        <text:list-item>
          <text:p text:style-name="P36"><text:soft-page-break/>x &lt;&lt; y для left_shift(x,y) </text:p>
        </text:list-item>
        <text:list-item>
          <text:p text:style-name="P36">x &gt;&gt; y для right_shift(x,y) </text:p>
        </text:list-item>
        <text:list-item>
          <text:p text:style-name="P36">x + y для plus(x,y) </text:p>
        </text:list-item>
        <text:list-item>
          <text:p text:style-name="P36">x - y для minus(x,y) </text:p>
        </text:list-item>
        <text:list-item>
          <text:p text:style-name="P36">x * y для multiply(x,y) </text:p>
        </text:list-item>
        <text:list-item>
          <text:p text:style-name="P36">x / y для divide(x,y) </text:p>
        </text:list-item>
        <text:list-item>
          <text:p text:style-name="P36">x % y для mod(x,y) </text:p>
        </text:list-item>
        <text:list-item>
          <text:p text:style-name="P36">+x для plus(x) </text:p>
        </text:list-item>
        <text:list-item>
          <text:p text:style-name="P36">-x для minus(x) </text:p>
        </text:list-item>
        <text:list-item>
          <text:p text:style-name="P36">!x для logical_not(x) </text:p>
        </text:list-item>
        <text:list-item>
          <text:p text:style-name="P36">~x для bit_negate(x) </text:p>
        </text:list-item>
        <text:list-item>
          <text:p text:style-name="P36">x.y для apply(x,y) </text:p>
        </text:list-item>
        <text:list-item>
          <text:p text:style-name="P36">{ x<text:span text:style-name="T4">1 </text:span>... x<text:span text:style-name="T4">n </text:span>} для set(x<text:span text:style-name="T4">1 </text:span>,... x<text:span text:style-name="T4">n </text:span>) </text:p>
        </text:list-item>
        <text:list-item>
          <text:p text:style-name="P36">[ x<text:span text:style-name="T4">1 </text:span>... x<text:span text:style-name="T4">n </text:span>] для cons(x<text:span text:style-name="T4">1 </text:span>,cons(x<text:span text:style-name="T4">2 </text:span>,..cons(x<text:span text:style-name="T4">n </text:span>,NIL)..)) </text:p>
        </text:list-item>
        <text:list-item>
          <text:p text:style-name="P36">x<text:span text:style-name="T4">1 </text:span>::x<text:span text:style-name="T4">2 </text:span>:: ... x<text:span text:style-name="T4">n </text:span><text:s/>для _name(x<text:span text:style-name="T4">1 </text:span>,x<text:span text:style-name="T4">2 </text:span>,..x<text:span text:style-name="T4">n </text:span>) </text:p>
        </text:list-item>
        <text:list-item>
          <text:p text:style-name="P36">let (x<text:span text:style-name="T4">1 </text:span>&lt;- t<text:span text:style-name="T4">1</text:span>, .. <text:s/>x<text:span text:style-name="T4">N</text:span> &lt;- t<text:span text:style-name="T4">N</text:span>) t <text:s text:c="2"/>для <text:s/>let([assign(x<text:span text:style-name="T4">1</text:span>,t<text:span text:style-name="T4">1 </text:span>),...assign(x<text:span text:style-name="T4">N</text:span>,t<text:span text:style-name="T4">N</text:span>)],t) <text:s/>(подробнее немного позже]</text:p>
        </text:list-item>
        <text:list-item>
          <text:p text:style-name="P36"><text:s/>t <text:s/>where (x<text:span text:style-name="T4">1 </text:span>&lt;- t<text:span text:style-name="T4">1 </text:span>, .. <text:s/>x<text:span text:style-name="T4">N </text:span>&lt;- t<text:span text:style-name="T4">N</text:span>) <text:s/>для <text:s/>where([assign(x<text:span text:style-name="T4">1</text:span>,t<text:span text:style-name="T4">1 </text:span>), .. assign(x<text:span text:style-name="T4">N</text:span>,t<text:span text:style-name="T4">N</text:span>)],t)</text:p>
        </text:list-item>
      </text:list>
      <text:p text:style-name="P15">Вернемся к переписывающим правилам: итак, простое переписывающее правило имеет вид <text:span text:style-name="Source_20_Text">a-&gt;b </text:span>(или <text:span text:style-name="Source_20_Text">rule(a,b)</text:span> ), следуя ему мы переписываем терм, сопоставимый с <text:span text:style-name="Source_20_Text">a</text:span> в терм, сопоставимый с <text:span text:style-name="Source_20_Text">b</text:span>. Особую роль в процессе подстановки играют пропозициональные переменные: <text:span text:style-name="Source_20_Text">x</text:span><text:span text:style-name="Source_20_Text"><text:span text:style-name="T3">i</text:span></text:span><text:span text:style-name="Source_20_Text"> </text:span>: они играют роль "пустых мест" в процессе подстановки: мы во время сопоставления с левой частью заполняем их значениями и подставляем эти значения в результат. Пример:</text:p>
      <text:list text:style-name="L1">
        <text:list-item text:start-value="1">
          <text:p text:style-name="P36">Пусть у нас есть правило p(x<text:span text:style-name="Text_20_Subscript">1</text:span>,x<text:span text:style-name="Text_20_Subscript">2</text:span>) -&gt; q(x<text:span text:style-name="Text_20_Subscript">2</text:span>,x<text:span text:style-name="Text_20_Subscript">1</text:span>) </text:p>
        </text:list-item>
        <text:list-item>
          <text:p text:style-name="P36">Тогда результатом применения правила к p(a,f(b)) будет q(f(b),a) </text:p>
        </text:list-item>
      </text:list>
      <text:p text:style-name="P16">В TermWare пропозициональные переменные имеют вид идентификаторов, начинающихся со знака доллара ($x, $myVariable). Правило из предыдущего примера записывается следующим образом: p($x,$y) -&gt; q($y,$x) . </text:p>
      <text:p text:style-name="Paragraph_20_Padding">Этот процесс называется унификацией, подробности можно найти в любой книге по математической логике.</text:p>
      <text:p text:style-name="Paragraph_20_Padding">Чем программирование правил отличается от императивного программирования - тем, что мы можем работать с абстрактными символами, а не с предопределенными конструктивными объектами. Вспомним школу и приведем несколько правил для символьного дифференциирования:</text:p>
      <text:list text:style-name="L1">
        <text:list-item text:start-value="1">
          <text:p text:style-name="P36">diff($a+$b,$x) = diff($a,$x)+diff($b,$x) </text:p>
        </text:list-item>
        <text:list-item>
          <text:p text:style-name="P36">diff($a-$b,$x) = diff($a,$x)-diff($b,$x) </text:p>
        </text:list-item>
        <text:list-item>
          <text:p text:style-name="P36">diff(+$a,$x) = diff($a,$x) </text:p>
        </text:list-item>
        <text:list-item>
          <text:p text:style-name="P36">diff(-$a,$x) = - diff($a,$x) </text:p>
        </text:list-item>
        <text:list-item>
          <text:p text:style-name="P36">diff($a*$b,$x) = diff($a,$x)*$b+$a*diff($b,$x) </text:p>
        </text:list-item>
        <text:list-item>
          <text:p text:style-name="P36">diff($x,$x) = 1 </text:p>
        </text:list-item>
      </text:list>
      <text:p text:style-name="Paragraph_20_Padding"/>
      <text:p text:style-name="Standard"><text:soft-page-break/>Применяя эти правила к терму, скажем <text:span text:style-name="Source_20_Text">diff(x*y+x+1,x)</text:span> получим <text:span text:style-name="Source_20_Text">1*y+x*diff(y,x)+diff(1,x)</text:span> Помнится еще, что производная от константы будет равна нулю. Числа очевидно являются константами. </text:p>
      <text:list text:style-name="L1">
        <text:list-item text:start-value="1">
          <text:p text:style-name="P36"><text:span text:style-name="Source_20_Text">diff($a,$x) [ isInt($a) || isFloat($a) ] -&gt; 0 </text:span></text:p>
        </text:list-item>
      </text:list>
      <text:list text:style-name="L3">
        <text:list-header>
          <text:p text:style-name="P30"><text:span text:style-name="Source_20_Text"/></text:p>
        </text:list-header>
      </text:list>
      <text:p text:style-name="Text_20_body">Это правило с условием -- мы применяем правило только в том случае, если условие истинно. Как видим, c этим правилам наш терм редуцируется к <text:span text:style-name="Source_20_Text">1*y+x*diff(y,x)+0</text:span>. Кстати, дифференциал по константе не имеет смысла: </text:p>
      <text:list text:style-name="L1">
        <text:list-item text:start-value="1">
          <text:p text:style-name="P36"><text:span text:style-name="Source_20_Text">diff($a,$x) [ isInt($a) || isFloat($a) ] -&gt; 0 </text:span></text:p>
          <text:p text:style-name="P36"><text:span text:style-name="Source_20_Text"/></text:p>
        </text:list-item>
      </text:list>
      <text:p text:style-name="Text_20_body">Это правило с условием и действием. - после выполнения подстановки мы выполняем действия, перечень которых указан в квадратных скобках после образца результата. </text:p>
      <text:p text:style-name="Text_20_body">Что такое правила - уже понятно. Набор правил обозначается как ruleset(r<text:span text:style-name="T3">1</text:span> ... r<text:span text:style-name="T3">n</text:span>). Запишем наши правила дифференциирования как термальную систему: </text:p>
      <text:p text:style-name="Standard"/>
      <text:p text:style-name="Paragraph_20_Programlisting"/>
      <text:p text:style-name="Paragraph_20_Programlisting">domain(examples,</text:p>
      <text:p text:style-name="Paragraph_20_Programlisting"><text:s text:c="2"/>system(Diff,default, </text:p>
      <text:p text:style-name="Paragraph_20_Programlisting"><text:s text:c="4"/>ruleset(</text:p>
      <text:p text:style-name="Paragraph_20_Programlisting"><text:s text:c="7"/>diff($a+$b,$x) -&gt; diff($a,$x)+diff($b,$x) ,</text:p>
      <text:p text:style-name="Paragraph_20_Programlisting"><text:s text:c="7"/>diff($a-$b,$x) -&gt; diff($a,$x)-diff($b,$x) ,</text:p>
      <text:p text:style-name="Paragraph_20_Programlisting"><text:s text:c="7"/>diff(+$a,$x) -&gt; diff($a,$x) ,</text:p>
      <text:p text:style-name="Paragraph_20_Programlisting"><text:s text:c="7"/>diff(-$a,$x) -&gt; - diff($a,$x) ,</text:p>
      <text:p text:style-name="Paragraph_20_Programlisting"><text:s text:c="7"/>diff($a*$b,$x) -&gt; diff($a,$x)*$b+$a*diff($b,$x) , </text:p>
      <text:p text:style-name="Paragraph_20_Programlisting"><text:s text:c="7"/>diff($x,$x) -&gt; 1 ,</text:p>
      <text:p text:style-name="Paragraph_20_Programlisting"><text:s text:c="7"/>diff($a,$x) [ isInt($a) || isFloat($a) ] -&gt; 0</text:p>
      <text:p text:style-name="Paragraph_20_Programlisting"><text:s text:c="4"/>),</text:p>
      <text:p text:style-name="Paragraph_20_Programlisting"><text:s text:c="4"/>BottomUp</text:p>
      <text:p text:style-name="Paragraph_20_Programlisting">) );</text:p>
      <text:list text:style-name="L1">
        <text:list-header>
          <text:p text:style-name="P34"><text:s text:c="11"/></text:p>
        </text:list-header>
      </text:list>
      <text:p text:style-name="Paragraph_20_Default"/>
      <text:p text:style-name="Paragraph_20_Default"/>
      <text:p text:style-name="Paragraph_20_Default">Первое, на что можно обратить внимание - почему-то сама система вписана в <text:span text:style-name="Source_20_Text">domain</text:span>. <text:s/>Домены - это средства организации информации, подобно package в Java или namespace в С++. Имя системы - <text:span text:style-name="Source_20_Text">Diff </text:span>, полное имя: <text:span text:style-name="Source_20_Text">examples::Diff </text:span>. Осталось разобраться что такое <text:span text:style-name="Source_20_Text">default </text:span>и <text:span text:style-name="Source_20_Text">BottomUp </text:span>. Сразу скажем, что это имя БД фактов, и имя стратегии. А теперь пояснения :</text:p>
      <text:list text:style-name="L1">
        <text:list-header>
          <text:p text:style-name="P34"/>
        </text:list-header>
      </text:list>
      <text:p text:style-name="Text_20_body">Определение системы имеет вид system(n,f,r,s), где: </text:p>
      <text:list text:style-name="L1">
        <text:list-item text:start-value="1">
          <text:list>
            <text:list-item text:start-value="1">
              <text:p text:style-name="P36">n - имя системы, строка. </text:p>
            </text:list-item>
            <text:list-item>
              <text:p text:style-name="P36">f - имя БД фактов (о БД фактов подробнее позже. Пока только скажем, что БД фактов определяет - что мы можем спрашивать в условиях и какие процедуры мы можем выполнять в действиях. ) Существует предопределенная БД фактов с именем default . </text:p>
            </text:list-item>
            <text:list-item>
              <text:p text:style-name="P36">r - набор правил. Имеет вид ruleset(r<text:span text:style-name="Text_20_Subscript">1</text:span>...r<text:span text:style-name="Text_20_Subscript">n</text:span>) . Каждое подтерм ruleset имеет вид либо правила, либо предложения импорта правил из другой системы. Вспомним пример из нулевого раздела: <text:s text:c="15"/></text:p>
              <text:p text:style-name="P36"/>
            </text:list-item>
          </text:list>
        </text:list-item>
      </text:list>
      <text:p text:style-name="Preformatted_20_Text">domain(algebra, <text:s/></text:p>
      <text:p text:style-name="Preformatted_20_Text"><text:s text:c="2"/>system(Monoid,default,</text:p>
      <text:p text:style-name="Preformatted_20_Text"><text:s text:c="9"/>ruleset( </text:p>
      <text:p text:style-name="Preformatted_20_Text"><text:s text:c="10"/>import(SemiGroup),</text:p>
      <text:p text:style-name="Preformatted_20_Text"><text:s text:c="10"/>$x*One -&gt; $x,</text:p>
      <text:p text:style-name="Preformatted_20_Text"><text:s text:c="10"/>One*$x -&gt; $x</text:p>
      <text:p text:style-name="Preformatted_20_Text"><text:soft-page-break/><text:s text:c="16"/>),</text:p>
      <text:p text:style-name="Preformatted_20_Text"><text:s text:c="9"/>FirstTop)</text:p>
      <text:p text:style-name="Preformatted_20_Text"/>
      <text:p text:style-name="Preformatted_20_Text">);</text:p>
      <text:list text:style-name="L1">
        <text:list-item>
          <text:list>
            <text:list-header>
              <text:p text:style-name="P33"/>
              <text:p text:style-name="P36">который показывает приложения импорта системы правил из системы algebra::SemiGroup в algebra::Monoid. </text:p>
            </text:list-header>
            <text:list-item>
              <text:p text:style-name="P36"><text:span text:style-name="Source_20_Text">s </text:span>- стратегия. Это имя стратегии: как именно мы будем применять эти правила. В примерах мы сталкивались с тремя часто-встречающимися стратегиями:</text:p>
              <text:list>
                <text:list-item>
                  <text:p text:style-name="P36">FirstTop - найти первое сопоставление "сверху и слева" в редуцируемом терме и вернуть результат. </text:p>
                </text:list-item>
                <text:list-item>
                  <text:p text:style-name="P36">BottomUp - сначала рекурсивно проверить подтермы (низ), потом попробовать применить эту-же стратегию к полученному результату. (Отсюда и название - сначала вниз, потом вверх). </text:p>
                </text:list-item>
                <text:list-item>
                  <text:p text:style-name="P36">Top - нерекурсивная стратегия, которая работает только в том случае, если верхний терм точно сопоставляется с образцом какого-то правила. </text:p>
                  <text:p text:style-name="P36"/>
                </text:list-item>
              </text:list>
            </text:list-item>
          </text:list>
          <text:p text:style-name="P39">Пусть у нас есть следующий набор правил: </text:p>
          <text:p text:style-name="P39"/>
          <text:p text:style-name="P37"/>
          <text:p text:style-name="P37"><text:s text:c="3"/>ruleset( <text:s/></text:p>
          <text:p text:style-name="P37"><text:s text:c="5"/>p($x,q) <text:s/>-&gt; <text:s/>q,</text:p>
          <text:p text:style-name="P37"><text:s text:c="5"/>p(q) <text:s/>-&gt; <text:s/>y,</text:p>
          <text:p text:style-name="P37"><text:s text:c="3"/>)</text:p>
          <text:p text:style-name="P37"/>
          <text:list>
            <text:list-header>
              <text:p text:style-name="P36"/>
            </text:list-header>
            <text:list-item>
              <text:p text:style-name="P36">FirstTop - найти первое сопоставление "сверху и слева" в редуцируемом терме и вернуть результат. из f(p(p(q),q)) сразу получаем f(q) согласно первому правилу. </text:p>
            </text:list-item>
            <text:list-item>
              <text:p text:style-name="P36">BottomUp - сначала рекурсивно проверить подтермы (низ), потом попробовать применить эту-же стратегию к полученному результату. f(p(p(q),q)) -&gt; f(p(y,q)) -&gt; f(q) (т. е. сначала отредуцируем самый нижний субтерм p(q), потом верхний. </text:p>
            </text:list-item>
            <text:list-item>
              <text:p text:style-name="P36">Top - нерекурсивная стратегия, которая работает только в том случае, если верхний терм точно сопоставляется с образцом какого-то правила. f(p(p(q),q)) очевидно не редуцируется. </text:p>
              <text:p text:style-name="P36"/>
            </text:list-item>
          </text:list>
        </text:list-item>
      </text:list>
      <text:p text:style-name="Text_20_body">В порядке развлечение можно сказать пару слов о математике: видно, что стратегии бывают хорошие и не очень, (очевидно Top-не очень хорошая), и что существуют хорошие наборы правил, которые преобразуют один и тот-же терм в один и тот-же результат, при применении к ним разных хороших стратегий. Такие наборы правил называются Нетеревскими, или говорят что они удлвлетворяют свойству "Черча-Россера" по имени математиков, которые занялись этой областью в 40-х годах прошлого века. </text:p>
      <text:p text:style-name="Text_20_body"/>
      <text:p text:style-name="Standard"><text:span text:style-name="T1">Теперь мы можем что-то сделать руками. Например - поместить нашу систему правил для диффирициирования в в файл </text:span><text:span text:style-name="Source_20_Text"><text:span text:style-name="T1">Diff.def </text:span></text:span><text:span text:style-name="T1">в каталог </text:span><text:span text:style-name="Source_20_Text"><text:span text:style-name="T1">$TermWareRoot/systems/examples </text:span></text:span><text:span text:style-name="T1">запустить </text:span><text:span text:style-name="Source_20_Text"><text:span text:style-name="T1">TermWare.cmd.sh </text:span></text:span><text:span text:style-name="T1">и набрать там </text:span><text:span text:style-name="Source_20_Text"><text:span text:style-name="T1">examples::Diff.diff(x+x*2,x) </text:span></text:span></text:p>
      <text:h text:style-name="Heading_20_2" text:outline-level="2">Интерпретатор командной строки </text:h>
      <text:p text:style-name="Standard"/>
      <text:p text:style-name="Standard"><text:soft-page-break/>Итак, интерпретатор командной строки называется <text:span text:style-name="Source_20_Text">TermWare.cmd.sh </text:span>или <text:span text:style-name="Source_20_Text">TermWare.cmd.bat </text:span>, в зависимости от того, под какой платформой вы работаете, и находится в каталоге <text:span text:style-name="Source_20_Text">$TermWareRoot/bin </text:span>. Применяется он в основном для отладки систем правил, для прогона тестов и как оболочка, из под которой можно удобно вызывать разные системы. Типичный пример сеанса:</text:p>
      <text:p text:style-name="Standard"/>
      <text:p text:style-name="P17">01:TermWare&gt;let x-&gt;y</text:p>
      <text:p text:style-name="P17">02:true</text:p>
      <text:p text:style-name="P17">03:TermWare&gt;x <text:s/></text:p>
      <text:p text:style-name="P17">04:y</text:p>
      <text:p text:style-name="P17">05:TermWare&gt;p(x) <text:s/></text:p>
      <text:p text:style-name="P17">06:p(y)</text:p>
      <text:p text:style-name="P17">07:TermWare&gt;let p($x,$y) -&gt; $x+$y <text:s text:c="3"/></text:p>
      <text:p text:style-name="P17">08:true</text:p>
      <text:p text:style-name="P17">09:TermWare&gt; p(3,2) <text:s/></text:p>
      <text:p text:style-name="P17">10:5</text:p>
      <text:p text:style-name="P17">11:TermWare&gt; p(3,x) <text:s/></text:p>
      <text:p text:style-name="P17">12:3+y</text:p>
      <text:p text:style-name="P17">13:TermWare&gt;subst("aaab","a+","b") <text:s/></text:p>
      <text:p text:style-name="P17">14:subst("aaab","a+","b")</text:p>
      <text:p text:style-name="P17">15:TermWare&gt;String.subst("aaab","a+","b") <text:s/></text:p>
      <text:p text:style-name="P17">16:"bb"</text:p>
      <text:p text:style-name="P17">17:TermWare&gt;setProperty(debug,true) <text:s/></text:p>
      <text:p text:style-name="P17">18:true</text:p>
      <text:p text:style-name="P17">19:TermWare&gt;x <text:s/></text:p>
      <text:p text:style-name="P17">20:ua.kiev.gradsoft.TermWare.strategies.TopDownStrategy: <text:s/>t=x <text:s/></text:p>
      <text:p text:style-name="P17">21:ua.kiev.gradsoft.TermWare.utils.RuleTransformer: <text:s/>apply <text:s/>rule, <text:s/>term=x <text:s/></text:p>
      <text:p text:style-name="P17">22:rule=[x-&gt;y] <text:s/></text:p>
      <text:p text:style-name="P17">23:ua.kiev.gradsoft.TermWare.utils.RuleTransformer:substitution=[] <text:s/></text:p>
      <text:p text:style-name="P17">24:ua.kiev.gradsoft.TermWare.utils.RuleTransformer:result=y <text:s/></text:p>
      <text:p text:style-name="P17">25:ua.kiev.gradsoft.TermWare.strategies.TopDownStrategy: <text:s/>t=y</text:p>
      <text:p text:style-name="P17">26:ua.kiev.gradsoft.TermWare.strategies.TopDownStrategy: <text:s/>t=y</text:p>
      <text:p text:style-name="P17">27:ua.kiev.gradsoft.TermWare.strategies.TopDownStrategy: <text:s/>t=y</text:p>
      <text:p text:style-name="P17">28:y</text:p>
      <text:p text:style-name="Paragraph_20_Screen"><text:s text:c="12"/></text:p>
      <text:p text:style-name="Paragraph_20_Padding"/>
      <text:p text:style-name="Paragraph_20_Padding">Обратите внимание на следующее:</text:p>
      <text:list text:style-name="L1">
        <text:list-item text:start-value="1">
          <text:p text:style-name="P36">В строках 1 и 7 мы добавляем новое правило в текущую систему. </text:p>
        </text:list-item>
        <text:list-item>
          <text:p text:style-name="P36">В строке 15 мы используем правило из предопределенной системы String куда включены операции со строками. Как видно из предыдущей строчки, по умолчанию это правило не применяется. (т. е. наборы правил инкапсулированны в термальных системах) </text:p>
        </text:list-item>
        <text:list-item>
          <text:p text:style-name="P36">В строке 17 мы включаем отладочный вывод, и смотрим как редуцируется терм x . </text:p>
        </text:list-item>
      </text:list>
      <text:h text:style-name="Heading_20_2" text:outline-level="2">Дерево предметных областей </text:h>
      <text:p text:style-name="P19"/>
      <text:p text:style-name="Text_20_body">Раз мы уже начали рассказывать о предопределенных системах и именах,</text:p>
      <text:p text:style-name="Text_20_body"><text:s/>рассмотрим подробнее именование систем.</text:p>
      <text:p text:style-name="Text_20_body"><text:s/>Мы вскользь упоминали, что если определение системы имеет вид domain(D,system(n,f,r,s)) то полное имя системы имеет вид D::n. 'domain' это</text:p>
      <text:p text:style-name="Text_20_body"><text:s/>предметная область. Системы как-бы расфасованы по предметным областям.</text:p>
      <text:p text:style-name="Text_20_body"><text:s/>Естественно, предметные области могут быть вложены. Если интерпретатор</text:p>
      <text:p text:style-name="Text_20_body"><text:s/>TermWare встречает сложное имя, использующееся в контексте системе, то он ищет</text:p>
      <text:p text:style-name="Text_20_body"><text:soft-page-break/><text:s/>в дереве каталогов операционной системы файл с путем, где директории</text:p>
      <text:p text:style-name="Text_20_body"><text:s/>соответствуют проблемным областям (domain) а файлы с расширением def - системам. Начальные точки поиска (аналог classpath в Java) задаются либо с</text:p>
      <text:p text:style-name="Text_20_body"><text:s/>помощью Java-свойства <text:span text:style-name="Text_20_Monospace">TermWare.path </text:span>, либо могут быть установлены из языка</text:p>
      <text:p text:style-name="Text_20_body"><text:s/>Java с помощью методов класса TermWare.getInstance() . </text:p>
      <text:p text:style-name="Text_20_body"/>
      <text:h text:style-name="Heading_20_1" text:outline-level="1">Java API - начнем не с Hello, world. </text:h>
      <text:p text:style-name="Paragraph_20_Padding">Перейдем наконец к програмированию. Первый подвох -- классический пример (вывод на экран словосочетания Hello, world не имеет никакой семантики действий (у нас просто нет объекта для анализа с помощью правил), поэтому запрограмировать на TermWare это не получится. </text:p>
      <text:h text:style-name="Heading_20_2" text:outline-level="2">Тривиальное преобразование: xyz </text:h>
      <text:p text:style-name="Paragraph_20_Padding">Что кроме Hello, world может быть простым ? Ну, например то, что следующий набор правил: <text:s text:c="4"/></text:p>
      <text:p text:style-name="Paragraph_20_Padding"/>
      <text:p text:style-name="Paragraph_20_Programlisting"/>
      <text:p text:style-name="Paragraph_20_Programlisting"><text:s text:c="2"/>ruleset(</text:p>
      <text:p text:style-name="Paragraph_20_Programlisting"><text:s text:c="9"/>x-&gt;y,</text:p>
      <text:p text:style-name="Paragraph_20_Programlisting"><text:s text:c="9"/>y-&gt;z</text:p>
      <text:p text:style-name="Paragraph_20_Programlisting"><text:s text:c="4"/>)</text:p>
      <text:p text:style-name="Paragraph_20_Programlisting"><text:s text:c="3"/></text:p>
      <text:p text:style-name="Paragraph_20_Programlisting"/>
      <text:p text:style-name="Paragraph_20_Default"/>
      <text:p text:style-name="Paragraph_20_Default"/>
      <text:p text:style-name="Paragraph_20_Default">Переводит атом x в атом z . Смотрим на исходный код: </text:p>
      <text:p text:style-name="Standard"/>
      <text:p text:style-name="Paragraph_20_Programlisting"/>
      <text:p text:style-name="Paragraph_20_Programlisting">01 package <text:s/>ua.gradsoft.termwareexamples;</text:p>
      <text:p text:style-name="Paragraph_20_Programlisting">02</text:p>
      <text:p text:style-name="Paragraph_20_Programlisting">03 import <text:s/>ua.gradsoft.termware.*;</text:p>
      <text:p text:style-name="Paragraph_20_Programlisting">04 import <text:s/>ua.gradsoft.termware.strategies.*;</text:p>
      <text:p text:style-name="Paragraph_20_Programlisting">05</text:p>
      <text:p text:style-name="Paragraph_20_Programlisting">06</text:p>
      <text:p text:style-name="Paragraph_20_Programlisting">07 /**</text:p>
      <text:p text:style-name="Paragraph_20_Programlisting">08 <text:s text:c="2"/>*Example, <text:s/>which <text:s/>illustrate <text:s/>TermWare <text:s/>using.</text:p>
      <text:p text:style-name="Paragraph_20_Programlisting">09 <text:s text:c="2"/>* <text:s/>let's <text:s/>create <text:s/>system <text:s/>and <text:s/>transform <text:s/>x <text:s/>into <text:s/>z.</text:p>
      <text:p text:style-name="Paragraph_20_Programlisting">10 <text:s text:c="2"/>* <text:s/>@author <text:s text:c="3"/>Ruslan <text:s/>Shevchenko</text:p>
      <text:p text:style-name="Paragraph_20_Programlisting">11 <text:s text:c="2"/>*/</text:p>
      <text:p text:style-name="Paragraph_20_Programlisting">12 public class Example1 <text:s/>{</text:p>
      <text:p text:style-name="Paragraph_20_Programlisting">13 <text:s text:c="7"/></text:p>
      <text:p text:style-name="Paragraph_20_Programlisting">14 <text:s text:c="7"/></text:p>
      <text:p text:style-name="Paragraph_20_Programlisting">15 <text:s/>/**</text:p>
      <text:p text:style-name="Paragraph_20_Programlisting">16 <text:s text:c="2"/>*@param <text:s/>args <text:s/>the <text:s/>command <text:s/>line <text:s/>arguments</text:p>
      <text:p text:style-name="Paragraph_20_Programlisting">17 <text:s text:c="2"/>*/</text:p>
      <text:p text:style-name="Paragraph_20_Programlisting">18 <text:s/>public <text:s/>static <text:s/>void <text:s/>main(String[] <text:s/>args) <text:s/></text:p>
      <text:p text:style-name="Paragraph_20_Programlisting">19 <text:s/>{</text:p>
      <text:p text:style-name="Paragraph_20_Programlisting">20 <text:s text:c="2"/>try{</text:p>
      <text:p text:style-name="Paragraph_20_Programlisting">21 <text:s text:c="17"/></text:p>
      <text:p text:style-name="Paragraph_20_Programlisting">22 <text:s text:c="12"/></text:p>
      <text:p text:style-name="Paragraph_20_Programlisting">23 <text:s text:c="15"/></text:p>
      <text:p text:style-name="Paragraph_20_Programlisting">24 <text:s text:c="4"/>TermWare.getInstance().init(args);</text:p>
      <text:p text:style-name="Paragraph_20_Programlisting">25 <text:s text:c="15"/></text:p>
      <text:p text:style-name="Paragraph_20_Programlisting">26 <text:s text:c="4"/>ITermRewritingStrategy <text:s/>strategy=new FirstTopStrategy();</text:p>
      <text:p text:style-name="Paragraph_20_Programlisting">27 <text:s text:c="24"/></text:p>
      <text:p text:style-name="Paragraph_20_Programlisting">28 <text:s text:c="131"/></text:p>
      <text:p text:style-name="Paragraph_20_Programlisting">29 <text:s text:c="4"/>IFacts <text:s/>facts=new <text:s/>DefaultFacts();</text:p>
      <text:p text:style-name="Paragraph_20_Programlisting"><text:soft-page-break/>30 <text:s text:c="4"/></text:p>
      <text:p text:style-name="Paragraph_20_Programlisting">31 <text:s text:c="82"/></text:p>
      <text:p text:style-name="Paragraph_20_Programlisting">32 <text:s text:c="5"/>TermSystem termSystem=new <text:s text:c="141"/></text:p>
      <text:p text:style-name="Paragraph_20_Programlisting">33 <text:s text:c="22"/>TermSystem(strategy,facts,TermWare.getInstance());</text:p>
      <text:p text:style-name="Paragraph_20_Programlisting">34 <text:s text:c="13"/></text:p>
      <text:p text:style-name="Paragraph_20_Programlisting">35 <text:s text:c="5"/>termSystem.addRule("x-&gt;y");</text:p>
      <text:p text:style-name="Paragraph_20_Programlisting">36 <text:s text:c="5"/>termSystem.addRule("y-&gt;z");</text:p>
      <text:p text:style-name="Paragraph_20_Programlisting">37 <text:s text:c="14"/></text:p>
      <text:p text:style-name="Paragraph_20_Programlisting">38 <text:s text:c="5"/>Term inputTerm=TermWare.getInstance().getTermFactory().createAtom("x"); </text:p>
      <text:p text:style-name="Paragraph_20_Programlisting">39 <text:s text:c="5"/>Term outputTerm=termSystem.reduce(inputTerm);</text:p>
      <text:p text:style-name="Paragraph_20_Programlisting">40 <text:s text:c="16"/></text:p>
      <text:p text:style-name="Paragraph_20_Programlisting">41 <text:s text:c="5"/>if(outputTerm.getName().equals("z")){</text:p>
      <text:p text:style-name="Paragraph_20_Programlisting">42 <text:s text:c="8"/>System.out.println("success");</text:p>
      <text:p text:style-name="Paragraph_20_Programlisting">43 <text:s text:c="5"/>}else{</text:p>
      <text:p text:style-name="Paragraph_20_Programlisting">44 <text:s text:c="8"/>System.out.println("failure");</text:p>
      <text:p text:style-name="Paragraph_20_Programlisting">45 <text:s text:c="5"/>}</text:p>
      <text:p text:style-name="Paragraph_20_Programlisting">46 <text:s text:c="2"/>}catch(TermWareException <text:s/>ex){</text:p>
      <text:p text:style-name="Paragraph_20_Programlisting">47 <text:s text:c="5"/>System.err.println("eror:"+ex.getMessage());</text:p>
      <text:p text:style-name="Paragraph_20_Programlisting">48 <text:s text:c="5"/>ex.printStackTrace();</text:p>
      <text:p text:style-name="Paragraph_20_Programlisting">49 <text:s text:c="2"/>}</text:p>
      <text:p text:style-name="Paragraph_20_Programlisting">50 <text:s text:c="8"/></text:p>
      <text:p text:style-name="Paragraph_20_Programlisting">51 <text:s/>}</text:p>
      <text:p text:style-name="Paragraph_20_Programlisting">52 <text:s text:c="8"/></text:p>
      <text:p text:style-name="Paragraph_20_Programlisting">53 }</text:p>
      <text:p text:style-name="Paragraph_20_Programlisting"/>
      <text:p text:style-name="Paragraph_20_Padding">В строках 3-5 - спецификации импорта пакетов TermWare. Практически любая программа, использующая TermWare нуждается в этих пакетах. </text:p>
      <text:p text:style-name="Paragraph_20_Padding">Строки 26-28 - Создаем стратегию "FirstTop". </text:p>
      <text:p text:style-name="Paragraph_20_Padding">Строки 29-31 - Создаем БД фактов. Для этого используем класс DefaultFacts </text:p>
      <text:p text:style-name="Paragraph_20_Padding">Строка 33 - Наконец, создаем термальную систему, перелавая ей програмной окружение, стратегию и факты как аргументы. </text:p>
      <text:p text:style-name="Paragraph_20_Padding">Строки 35-36 - добавляем правила. Вот и все. Система готова к работе. </text:p>
      <text:p text:style-name="Paragraph_20_Padding">Теперь нам надо что-то подать на вход нашей системы. Строки 38 - создаем терм x с помощью метода класса ITermFactory. <text:a xlink:type="simple" xlink:href="http://www.gradsoft.ua/rus/Products/termware/jdocs/ua/gradsoft/termware/TermFactory.html" text:style-name="Internet_20_link">(cм. Описание API ) </text:a></text:p>
      <text:p text:style-name="Paragraph_20_Padding">Строка 39 - редуцируем терм. На выходе - получаем результат. </text:p>
      <text:p text:style-name="Paragraph_20_Padding">Проверяем, что мы получили z . </text:p>
      <text:p text:style-name="Paragraph_20_Padding">Обратите внимание на try/catch блок и на обработку исключения в строках 41-46. Все исключения в TermWare наследованы от TermWareException <text:a xlink:type="simple" xlink:href="http://www.gradsoft.ua/rus/Products/termware/jdocs/ua/gradsoft/termware/TermWareException.html" text:style-name="Internet_20_link">(cм. Описание API ) </text:a>. </text:p>
      <text:p text:style-name="Paragraph_20_Padding"/>
      <text:p text:style-name="Paragraph_20_Padding">Повторим, вкратце, что мы выяснили:</text:p>
      <text:list text:style-name="L1">
        <text:list-item text:start-value="1">
          <text:p text:style-name="P36">Перед началом работы с TermWare надо проинициилизировать экземпляр TermWare </text:p>
        </text:list-item>
        <text:list-item>
          <text:p text:style-name="P36">Термальную систему можно создать на основе <text:s/>экземпляра, стратегии и БД фактов. </text:p>
        </text:list-item>
        <text:list-item>
          <text:p text:style-name="P36">Метод TermSystem.reduce производит редуцирования аргумента и возвращает результат редукции, как результат. </text:p>
        </text:list-item>
        <text:list-item>
          <text:p text:style-name="P36">Для создания термов используется обьект TermFactory, который можно взять у текущего экземпляра системы. Кстати, обратите внимание на метод TermFactory.createParsedTerm в который встроен парсер языка TermWare. Так, например, выражение: <text:s text:c="4"/></text:p>
        </text:list-item>
      </text:list>
      <text:p text:style-name="Paragraph_20_Padding"/>
      <text:list text:style-name="L1">
        <text:list-header>
          <text:p text:style-name="P38"><text:s text:c="2"/>ITerm t = termFactory.createParsedTerm("x-&gt;y");</text:p>
          <text:p text:style-name="P36"/>
          <text:p text:style-name="P36"><text:soft-page-break/>эквивалентно следующему: <text:s text:c="7"/></text:p>
        </text:list-header>
      </text:list>
      <text:p text:style-name="Paragraph_20_Padding"/>
      <text:p text:style-name="P20"/>
      <text:p text:style-name="P20">ITerm t = termFactory.createTerm("rule",</text:p>
      <text:p text:style-name="P20"><text:s text:c="36"/>termFactory.createAtom("x"),</text:p>
      <text:p text:style-name="P20"><text:s text:c="36"/>termFactory.createAtom("y")</text:p>
      <text:p text:style-name="P20"><text:s text:c="34"/>);</text:p>
      <text:p text:style-name="P20"/>
      <text:list text:style-name="L1">
        <text:list-item text:start-value="1">
          <text:p text:style-name="P36">Методы TermWare могут бросать исключения типа TermWareException </text:p>
        </text:list-item>
      </text:list>
      <text:h text:style-name="Heading_20_2" text:outline-level="2">Добавляем свою Базу Фактов </text:h>
      <text:p text:style-name="Paragraph_20_Padding">Теперь собственно самое интересное - как организовать обработку данных из внешней среды. Как уже говорилось несколько раз, для системы переписывающих правил внешняя среда преставлена как база фактов, которая может создаваться программистом. </text:p>
      <text:p text:style-name="Paragraph_20_Padding">Давайте в нашу систему xyz добавим чтение какого-то значения. Например: <text:s text:c="6"/></text:p>
      <text:p text:style-name="Preformatted_20_Text"/>
      <text:p text:style-name="Preformatted_20_Text"><text:s text:c="8"/>x [ getW() ] -&gt; w,</text:p>
      <text:p text:style-name="Preformatted_20_Text"><text:s text:c="8"/>x [ !getW() ] -&gt; y,</text:p>
      <text:p text:style-name="P21"><text:s text:c="8"/>y-&gt;z</text:p>
      <text:p text:style-name="Paragraph_20_Padding">Т. е. внешняя среда предоставляет нам какую-то информацию <text:span text:style-name="T6">getWFlag()</text:span> , проверяя которую мы в правилах преобразуем x соответственно в w или y . </text:p>
      <text:p text:style-name="Paragraph_20_Padding">Создаем БД фактов:</text:p>
      <text:p text:style-name="Paragraph_20_Padding"/>
      <text:p text:style-name="Paragraph_20_Programlisting">package ua.gradsoft.termwareexamples;</text:p>
      <text:p text:style-name="Paragraph_20_Programlisting"/>
      <text:p text:style-name="Paragraph_20_Programlisting">import ua.gradsoft.termware.DefaultFacts;</text:p>
      <text:p text:style-name="Paragraph_20_Programlisting">import ua.gradsoft.termware.TermWareException;</text:p>
      <text:p text:style-name="Paragraph_20_Programlisting"/>
      <text:p text:style-name="Paragraph_20_Programlisting"/>
      <text:p text:style-name="Paragraph_20_Programlisting">/**</text:p>
      <text:p text:style-name="Paragraph_20_Programlisting"><text:s/>* example of facts database.</text:p>
      <text:p text:style-name="Paragraph_20_Programlisting"><text:s/>*/</text:p>
      <text:p text:style-name="Paragraph_20_Programlisting">public class Example2Facts extends DefaultFacts {</text:p>
      <text:p text:style-name="Paragraph_20_Programlisting"><text:s text:c="4"/></text:p>
      <text:p text:style-name="Paragraph_20_Programlisting"><text:s text:c="4"/>public Example2Facts() throws TermWareException</text:p>
      <text:p text:style-name="Paragraph_20_Programlisting"><text:s text:c="4"/>{}</text:p>
      <text:p text:style-name="Paragraph_20_Programlisting"><text:s text:c="4"/></text:p>
      <text:p text:style-name="Paragraph_20_Programlisting"><text:s text:c="4"/>public boolean getW() { return w_; }</text:p>
      <text:p text:style-name="Paragraph_20_Programlisting"><text:s text:c="4"/></text:p>
      <text:p text:style-name="Paragraph_20_Programlisting"><text:s text:c="4"/>public void setW(boolean w) { w_=w; }</text:p>
      <text:p text:style-name="Paragraph_20_Programlisting"><text:s text:c="4"/></text:p>
      <text:p text:style-name="Paragraph_20_Programlisting"><text:s text:c="4"/>private boolean w_=false;</text:p>
      <text:p text:style-name="Paragraph_20_Programlisting">}</text:p>
      <text:p text:style-name="Paragraph_20_Padding"><text:s text:c="24"/></text:p>
      <text:p text:style-name="Paragraph_20_Padding">И ее используем: </text:p>
      <text:p text:style-name="Paragraph_20_Padding"><text:s/></text:p>
      <text:p text:style-name="Paragraph_20_Programlisting">package ua.gradsoft.termwareexamples;</text:p>
      <text:p text:style-name="Paragraph_20_Programlisting"/>
      <text:p text:style-name="Paragraph_20_Programlisting">import ua.gradsoft.termware.IEnv;</text:p>
      <text:p text:style-name="Paragraph_20_Programlisting">import ua.gradsoft.termware.ITermRewritingStrategy;</text:p>
      <text:p text:style-name="Paragraph_20_Programlisting">import ua.gradsoft.termware.Term;</text:p>
      <text:p text:style-name="Paragraph_20_Programlisting">import ua.gradsoft.termware.TermFactory;</text:p>
      <text:p text:style-name="Paragraph_20_Programlisting">import ua.gradsoft.termware.TermSystem;</text:p>
      <text:p text:style-name="Paragraph_20_Programlisting">import ua.gradsoft.termware.TermWare;</text:p>
      <text:p text:style-name="Paragraph_20_Programlisting"><text:soft-page-break/>import ua.gradsoft.termware.TermWareException;</text:p>
      <text:p text:style-name="Paragraph_20_Programlisting">import ua.gradsoft.termware.strategies.FirstTopStrategy;</text:p>
      <text:p text:style-name="Paragraph_20_Programlisting"/>
      <text:p text:style-name="Paragraph_20_Programlisting">/**</text:p>
      <text:p text:style-name="Paragraph_20_Programlisting"><text:s/>*Example, which illustrate TermWare using.</text:p>
      <text:p text:style-name="Paragraph_20_Programlisting"><text:s/>* let's create system and transform x into y or w,</text:p>
      <text:p text:style-name="Paragraph_20_Programlisting"><text:s/>* depend from value in facts database.</text:p>
      <text:p text:style-name="Paragraph_20_Programlisting"><text:s/>* @author <text:s/>Ruslan Shevchenko</text:p>
      <text:p text:style-name="Paragraph_20_Programlisting"><text:s/>*/</text:p>
      <text:p text:style-name="Paragraph_20_Programlisting">public class Example2 {</text:p>
      <text:p text:style-name="Paragraph_20_Programlisting"><text:s text:c="4"/></text:p>
      <text:p text:style-name="Paragraph_20_Programlisting"><text:s text:c="4"/></text:p>
      <text:p text:style-name="Paragraph_20_Programlisting"><text:s text:c="4"/>/**</text:p>
      <text:p text:style-name="Paragraph_20_Programlisting"><text:s text:c="5"/>* @param args the command line arguments</text:p>
      <text:p text:style-name="Paragraph_20_Programlisting"><text:s text:c="5"/>*/</text:p>
      <text:p text:style-name="Paragraph_20_Programlisting"><text:s text:c="4"/>public static void main(String[] args) {</text:p>
      <text:p text:style-name="Paragraph_20_Programlisting"><text:s text:c="8"/>try {</text:p>
      <text:p text:style-name="Paragraph_20_Programlisting"><text:s text:c="11"/></text:p>
      <text:p text:style-name="Paragraph_20_Programlisting"><text:s text:c="12"/>TermWare.getInstance().init(args);</text:p>
      <text:p text:style-name="Paragraph_20_Programlisting"><text:s text:c="12"/></text:p>
      <text:p text:style-name="Paragraph_20_Programlisting"><text:s text:c="12"/>ITermRewritingStrategy strategy=new FirstTopStrategy();</text:p>
      <text:p text:style-name="Paragraph_20_Programlisting"><text:s text:c="12"/></text:p>
      <text:p text:style-name="Paragraph_20_Programlisting"><text:s text:c="12"/>Example2Facts facts=new Example2Facts();</text:p>
      <text:p text:style-name="Paragraph_20_Programlisting"><text:s text:c="12"/></text:p>
      <text:p text:style-name="Paragraph_20_Programlisting"><text:s text:c="12"/>TermSystem termSystem=new </text:p>
      <text:p text:style-name="Paragraph_20_Programlisting"><text:s text:c="17"/>TermSystem(strategy,facts,TermWare.getInstance());</text:p>
      <text:p text:style-name="Paragraph_20_Programlisting"><text:s text:c="12"/></text:p>
      <text:p text:style-name="Paragraph_20_Programlisting"><text:s text:c="12"/>termSystem.addRule("x [ <text:s/>getW() ] -&gt; w");</text:p>
      <text:p text:style-name="Paragraph_20_Programlisting"><text:s text:c="12"/>termSystem.addRule("x [ !getW() ] -&gt; y");</text:p>
      <text:p text:style-name="Paragraph_20_Programlisting"><text:s text:c="12"/>termSystem.addRule("y-&gt;z");</text:p>
      <text:p text:style-name="Paragraph_20_Programlisting"><text:s text:c="12"/></text:p>
      <text:p text:style-name="Paragraph_20_Programlisting"><text:s text:c="12"/>TermFactory termFactory=TermWare.getInstance().getTermFactory();</text:p>
      <text:p text:style-name="Paragraph_20_Programlisting"><text:s text:c="12"/></text:p>
      <text:p text:style-name="Paragraph_20_Programlisting"><text:s text:c="12"/>Term inputTerm=termFactory.createAtom("x");</text:p>
      <text:p text:style-name="Paragraph_20_Programlisting"><text:s text:c="12"/>Term outputTerm=termSystem.reduce(inputTerm);</text:p>
      <text:p text:style-name="Paragraph_20_Programlisting"><text:s text:c="12"/></text:p>
      <text:p text:style-name="Paragraph_20_Programlisting"><text:s text:c="12"/>if (outputTerm.getName().equals("z")) {</text:p>
      <text:p text:style-name="Paragraph_20_Programlisting"><text:s text:c="16"/>System.out.println("success");</text:p>
      <text:p text:style-name="Paragraph_20_Programlisting"><text:s text:c="12"/>}else{</text:p>
      <text:p text:style-name="Paragraph_20_Programlisting"><text:s text:c="16"/>System.out.println("failure");</text:p>
      <text:p text:style-name="Paragraph_20_Programlisting"><text:s text:c="12"/>}</text:p>
      <text:p text:style-name="Paragraph_20_Programlisting"><text:s text:c="12"/></text:p>
      <text:p text:style-name="Paragraph_20_Programlisting"><text:s text:c="12"/>facts.setW(true);</text:p>
      <text:p text:style-name="Paragraph_20_Programlisting"><text:s text:c="12"/>outputTerm=termSystem.reduce(inputTerm);</text:p>
      <text:p text:style-name="Paragraph_20_Programlisting"><text:s text:c="12"/></text:p>
      <text:p text:style-name="Paragraph_20_Programlisting"><text:s text:c="12"/>if (outputTerm.getName().equals("w")) {</text:p>
      <text:p text:style-name="Paragraph_20_Programlisting"><text:s text:c="16"/>System.out.println("success");</text:p>
      <text:p text:style-name="Paragraph_20_Programlisting"><text:s text:c="12"/>}else{</text:p>
      <text:p text:style-name="Paragraph_20_Programlisting"><text:s text:c="16"/>System.out.println("failure");</text:p>
      <text:p text:style-name="Paragraph_20_Programlisting"><text:s text:c="12"/>}</text:p>
      <text:p text:style-name="Paragraph_20_Programlisting"><text:s text:c="12"/></text:p>
      <text:p text:style-name="Paragraph_20_Programlisting"><text:s text:c="8"/>}catch(TermWareException ex){</text:p>
      <text:p text:style-name="Paragraph_20_Programlisting"><text:s text:c="12"/>System.err.println("eror:"+ex.getMessage());</text:p>
      <text:p text:style-name="Paragraph_20_Programlisting"><text:s text:c="12"/>ex.printStackTrace();</text:p>
      <text:p text:style-name="Paragraph_20_Programlisting"><text:s text:c="8"/>}</text:p>
      <text:p text:style-name="Paragraph_20_Programlisting"><text:s text:c="8"/></text:p>
      <text:p text:style-name="Paragraph_20_Programlisting"><text:s text:c="4"/>}</text:p>
      <text:p text:style-name="Paragraph_20_Programlisting">}</text:p>
      <text:p text:style-name="Paragraph_20_Programlisting"/>
      <text:p text:style-name="Paragraph_20_Programlisting"/>
      <text:p text:style-name="Paragraph_20_Padding">Как видим, БД фактов представляет собой просто Java-объект, методы которого можно непосредственно вызывать из термальной системы. </text:p>
      <text:p text:style-name="Paragraph_20_Padding">Вспомним, что в общем виде правило имеет вид <text:span text:style-name="T6">x[condition] -&gt; y[action] </text:span>. Только что мы проиллюстрировали проверку условия, теперь давайте скажем что-то в БД. Например, рассмотрим такую систему: <text:s text:c="6"/></text:p>
      <text:p text:style-name="Paragraph_20_Padding"><text:soft-page-break/></text:p>
      <text:p text:style-name="Preformatted_20_Text"><text:s text:c="8"/>x <text:s text:c="3"/>[ getW() ] -&gt; w,</text:p>
      <text:p text:style-name="Preformatted_20_Text"><text:s text:c="8"/>x <text:s text:c="3"/>[ !getW() ] -&gt; y,</text:p>
      <text:p text:style-name="Preformatted_20_Text"><text:s text:c="8"/>y-&gt;z [ setW(true) ]</text:p>
      <text:p text:style-name="Preformatted_20_Text"/>
      <text:p text:style-name="Paragraph_20_Padding">При ее интерпретации, во время подстановки y -&gt; z вызовется метод setW . Его аргумент будет автоматически преобразован к типу, соответствующему типу аргумента метода, если это возможно. </text:p>
      <text:h text:style-name="Heading_20_2" text:outline-level="2">Передача информации с помощью пропозициональных переменных. </text:h>
      <text:p text:style-name="Paragraph_20_Padding">Естественно, наша среда правил будет неполной, без возможности передачи информации между переписывающтит правилами и Java-средой. Как передавать информацию из правил в Java-методы - просто передавая пропозициональные переменные как аргументы. </text:p>
      <text:p text:style-name="Paragraph_20_Padding">Пример: </text:p>
      <text:p text:style-name="Paragraph_20_Padding">Рассмотрим следующий набор правил </text:p>
      <text:p text:style-name="Paragraph_20_Padding"><text:s text:c="5"/></text:p>
      <text:p text:style-name="Preformatted_20_Text"><text:s/>access($x,$page) [ allowed($x,$page) ] -&gt; true [ go($page) ],</text:p>
      <text:p text:style-name="Preformatted_20_Text"><text:s/>access($x,$page) [ !allowed($x,$page) ] -&gt; false </text:p>
      <text:p text:style-name="Preformatted_20_Text"><text:s text:c="37"/>[ notice(access atempt:\",$x,$page) ]</text:p>
      <text:p text:style-name="Preformatted_20_Text"><text:s/></text:p>
      <text:p text:style-name="Paragraph_20_Padding">Который отделяет плохое от хорошего. </text:p>
      <text:p text:style-name="Paragraph_20_Padding">Пусть наша БД будет выглядеть следующим образом: </text:p>
      <text:p text:style-name="Preformatted_20_Text"/>
      <text:p text:style-name="Paragraph_20_Programlisting">package ua.gradsoft.termwareexamples;</text:p>
      <text:p text:style-name="Paragraph_20_Programlisting"/>
      <text:p text:style-name="Paragraph_20_Programlisting">import java.util.HashMap;</text:p>
      <text:p text:style-name="Paragraph_20_Programlisting">import java.util.HashSet;</text:p>
      <text:p text:style-name="Paragraph_20_Programlisting">import ua.gradsoft.termware.DefaultFacts;</text:p>
      <text:p text:style-name="Paragraph_20_Programlisting">import ua.gradsoft.termware.IEnv;</text:p>
      <text:p text:style-name="Paragraph_20_Programlisting">import ua.gradsoft.termware.TermWareException;</text:p>
      <text:p text:style-name="Paragraph_20_Programlisting"/>
      <text:p text:style-name="Paragraph_20_Programlisting"/>
      <text:p text:style-name="Paragraph_20_Programlisting"/>
      <text:p text:style-name="Paragraph_20_Programlisting">/**</text:p>
      <text:p text:style-name="Paragraph_20_Programlisting"><text:s/>* example of facts database.</text:p>
      <text:p text:style-name="Paragraph_20_Programlisting"><text:s/>*/</text:p>
      <text:p text:style-name="Paragraph_20_Programlisting">public class Example3Facts extends DefaultFacts {</text:p>
      <text:p text:style-name="Paragraph_20_Programlisting"><text:s text:c="4"/></text:p>
      <text:p text:style-name="Paragraph_20_Programlisting"><text:s text:c="4"/>public Example3Facts() throws TermWareException</text:p>
      <text:p text:style-name="Paragraph_20_Programlisting"><text:s text:c="4"/>{ super(); <text:s/>}</text:p>
      <text:p text:style-name="Paragraph_20_Programlisting"><text:s text:c="4"/></text:p>
      <text:p text:style-name="Paragraph_20_Programlisting"><text:s text:c="4"/>public boolean allowed(String name,String page) </text:p>
      <text:p text:style-name="Paragraph_20_Programlisting"><text:s text:c="6"/>{ <text:s text:c="5"/></text:p>
      <text:p text:style-name="Paragraph_20_Programlisting"><text:s text:c="8"/>HashSet&lt;String&gt; hs=acl_.get(name);</text:p>
      <text:p text:style-name="Paragraph_20_Programlisting"><text:s text:c="8"/>if (hs==null) return false;</text:p>
      <text:p text:style-name="Paragraph_20_Programlisting"><text:s text:c="8"/>return hs.contains(page);</text:p>
      <text:p text:style-name="Paragraph_20_Programlisting"><text:s text:c="6"/>}</text:p>
      <text:p text:style-name="Paragraph_20_Programlisting"><text:s text:c="4"/></text:p>
      <text:p text:style-name="Paragraph_20_Programlisting"><text:s text:c="4"/>public void go(String page)</text:p>
      <text:p text:style-name="Paragraph_20_Programlisting"><text:s text:c="6"/>{ System.out.println("go:"+page); }</text:p>
      <text:p text:style-name="Paragraph_20_Programlisting"><text:s text:c="4"/></text:p>
      <text:p text:style-name="Paragraph_20_Programlisting"><text:s text:c="4"/>public void notice(String msg,String name,String page)</text:p>
      <text:p text:style-name="Paragraph_20_Programlisting"><text:s text:c="6"/>{ System.out.println(msg+"("+name+","+page+")"); }</text:p>
      <text:p text:style-name="Paragraph_20_Programlisting"><text:s text:c="4"/></text:p>
      <text:p text:style-name="Paragraph_20_Programlisting"><text:s text:c="4"/>private HashMap&lt;String,HashSet&lt;String&gt;&gt; acl_;</text:p>
      <text:p text:style-name="Paragraph_20_Programlisting"><text:s text:c="4"/>{</text:p>
      <text:p text:style-name="Paragraph_20_Programlisting"><text:soft-page-break/><text:s text:c="8"/>acl_=new HashMap&lt;String,HashSet&lt;String&gt;&gt;();</text:p>
      <text:p text:style-name="Paragraph_20_Programlisting"><text:s text:c="8"/>HashSet&lt;String&gt; p1s=new HashSet&lt;String&gt;();</text:p>
      <text:p text:style-name="Paragraph_20_Programlisting"><text:s text:c="8"/>p1s.add("page1");</text:p>
      <text:p text:style-name="Paragraph_20_Programlisting"><text:s text:c="8"/>p1s.add("page2");</text:p>
      <text:p text:style-name="Paragraph_20_Programlisting"><text:s text:c="8"/>p1s.add("page3");</text:p>
      <text:p text:style-name="Paragraph_20_Programlisting"><text:s text:c="8"/>HashSet&lt;String&gt; p2s=new HashSet&lt;String&gt;();</text:p>
      <text:p text:style-name="Paragraph_20_Programlisting"><text:s text:c="8"/>p2s.add("page1");</text:p>
      <text:p text:style-name="Paragraph_20_Programlisting"><text:s text:c="8"/>acl_.put("mark",p1s);</text:p>
      <text:p text:style-name="Paragraph_20_Programlisting"><text:s text:c="8"/>acl_.put("lyuds",p1s);</text:p>
      <text:p text:style-name="Paragraph_20_Programlisting"><text:s text:c="8"/>acl_.put("guest",p2s);</text:p>
      <text:p text:style-name="Paragraph_20_Programlisting"><text:s text:c="4"/>}</text:p>
      <text:p text:style-name="Paragraph_20_Programlisting">}</text:p>
      <text:p text:style-name="Paragraph_20_Programlisting"/>
      <text:p text:style-name="Paragraph_20_Padding">А вот и сама java программа: </text:p>
      <text:p text:style-name="Preformatted_20_Text"/>
      <text:p text:style-name="P22">package ua.gradsoft.termwareexamples;</text:p>
      <text:p text:style-name="Paragraph_20_Programlisting"/>
      <text:p text:style-name="Paragraph_20_Programlisting">import ua.gradsoft.termware.ITermRewritingStrategy;</text:p>
      <text:p text:style-name="Paragraph_20_Programlisting">import ua.gradsoft.termware.Term;</text:p>
      <text:p text:style-name="Paragraph_20_Programlisting">import ua.gradsoft.termware.TermFactory;</text:p>
      <text:p text:style-name="Paragraph_20_Programlisting">import ua.gradsoft.termware.TermSystem;</text:p>
      <text:p text:style-name="Paragraph_20_Programlisting">import ua.gradsoft.termware.TermWare;</text:p>
      <text:p text:style-name="Paragraph_20_Programlisting">import ua.gradsoft.termware.TermWareException;</text:p>
      <text:p text:style-name="Paragraph_20_Programlisting">import ua.gradsoft.termware.strategies.FirstTopStrategy;</text:p>
      <text:p text:style-name="Paragraph_20_Programlisting"/>
      <text:p text:style-name="Paragraph_20_Programlisting"/>
      <text:p text:style-name="Paragraph_20_Programlisting">/**</text:p>
      <text:p text:style-name="Paragraph_20_Programlisting"><text:s/>* Example of passing values of propositional variables into facts</text:p>
      <text:p text:style-name="Paragraph_20_Programlisting"><text:s/>*/</text:p>
      <text:p text:style-name="Paragraph_20_Programlisting">public class Example3 {</text:p>
      <text:p text:style-name="Paragraph_20_Programlisting"><text:s text:c="4"/></text:p>
      <text:p text:style-name="Paragraph_20_Programlisting"><text:s text:c="4"/>/**</text:p>
      <text:p text:style-name="Paragraph_20_Programlisting"><text:s text:c="5"/>* @param args the command line arguments</text:p>
      <text:p text:style-name="Paragraph_20_Programlisting"><text:s text:c="5"/>*/</text:p>
      <text:p text:style-name="Paragraph_20_Programlisting"><text:s text:c="4"/>public static void main(String[] args) </text:p>
      <text:p text:style-name="Paragraph_20_Programlisting"><text:s text:c="4"/>{</text:p>
      <text:p text:style-name="Paragraph_20_Programlisting"><text:s text:c="5"/>try { <text:s text:c="7"/></text:p>
      <text:p text:style-name="Paragraph_20_Programlisting"><text:s text:c="8"/></text:p>
      <text:p text:style-name="Paragraph_20_Programlisting"><text:s text:c="8"/>TermWare.getInstance().init(args);</text:p>
      <text:p text:style-name="Paragraph_20_Programlisting"><text:s text:c="8"/></text:p>
      <text:p text:style-name="Paragraph_20_Programlisting"><text:s text:c="8"/>ITermRewritingStrategy strategy=new FirstTopStrategy();</text:p>
      <text:p text:style-name="Paragraph_20_Programlisting"/>
      <text:p text:style-name="Paragraph_20_Programlisting"><text:s text:c="8"/>Example3Facts facts=new Example3Facts();</text:p>
      <text:p text:style-name="Paragraph_20_Programlisting"><text:s text:c="71"/></text:p>
      <text:p text:style-name="Paragraph_20_Programlisting"><text:s text:c="8"/>TermSystem termSystem=new </text:p>
      <text:p text:style-name="Paragraph_20_Programlisting"><text:s text:c="22"/>TermSystem(strategy,facts,TermWare.getInstance());</text:p>
      <text:p text:style-name="Paragraph_20_Programlisting"><text:s text:c="7"/></text:p>
      <text:p text:style-name="Paragraph_20_Programlisting"><text:s text:c="8"/>termSystem.addRule(</text:p>
      <text:p text:style-name="Paragraph_20_Programlisting"><text:s text:c="12"/>"access($x,$page) [ allowed($x,$page) ] -&gt; true [ go($page) ]");</text:p>
      <text:p text:style-name="Paragraph_20_Programlisting"><text:s text:c="8"/>termSystem.addRule(</text:p>
      <text:p text:style-name="Paragraph_20_Programlisting"><text:s text:c="13"/>"access($x,$page) [ !allowed($x,$page) ] -&gt; false [ [go(deny), notice(\"access atempt:\",$x,$page)] ]");</text:p>
      <text:p text:style-name="Paragraph_20_Programlisting"><text:s text:c="7"/></text:p>
      <text:p text:style-name="Paragraph_20_Programlisting"><text:s text:c="7"/></text:p>
      <text:p text:style-name="Paragraph_20_Programlisting"><text:s text:c="8"/>TermFactory termFactory=TermWare.getInstance().getTermFactory();</text:p>
      <text:p text:style-name="Paragraph_20_Programlisting"><text:s text:c="8"/></text:p>
      <text:p text:style-name="Paragraph_20_Programlisting"><text:s text:c="8"/>Term inputTerm=termFactory.createTerm("access",</text:p>
      <text:p text:style-name="Paragraph_20_Programlisting"><text:s text:c="38"/>termFactory.createString("mark"),</text:p>
      <text:p text:style-name="Paragraph_20_Programlisting"><text:s text:c="38"/>termFactory.createString("page1"));</text:p>
      <text:p text:style-name="Paragraph_20_Programlisting"><text:s text:c="8"/>Term outputTerm=termSystem.reduce(inputTerm);</text:p>
      <text:p text:style-name="Paragraph_20_Programlisting"><text:s text:c="8"/></text:p>
      <text:p text:style-name="Paragraph_20_Programlisting"><text:s text:c="8"/>if (outputTerm.isBoolean()) {</text:p>
      <text:p text:style-name="Paragraph_20_Programlisting"><text:s text:c="12"/>if (outputTerm.getBoolean()) {</text:p>
      <text:p text:style-name="Paragraph_20_Programlisting"><text:s text:c="15"/>System.out.println("success");</text:p>
      <text:p text:style-name="Paragraph_20_Programlisting"><text:s text:c="12"/>}else{</text:p>
      <text:p text:style-name="Paragraph_20_Programlisting"><text:s text:c="15"/>System.out.println("failure");</text:p>
      <text:p text:style-name="Paragraph_20_Programlisting"><text:s text:c="12"/>}</text:p>
      <text:p text:style-name="Paragraph_20_Programlisting"><text:soft-page-break/><text:s text:c="8"/>}else{</text:p>
      <text:p text:style-name="Paragraph_20_Programlisting"><text:s text:c="12"/>System.out.println("failure");</text:p>
      <text:p text:style-name="Paragraph_20_Programlisting"><text:s text:c="8"/>}</text:p>
      <text:p text:style-name="Paragraph_20_Programlisting"><text:s text:c="8"/></text:p>
      <text:p text:style-name="Paragraph_20_Programlisting"><text:s text:c="8"/></text:p>
      <text:p text:style-name="Paragraph_20_Programlisting"><text:s text:c="6"/>}catch(TermWareException ex){</text:p>
      <text:p text:style-name="Paragraph_20_Programlisting"><text:s text:c="8"/>System.err.println("eror:"+ex.getMessage());</text:p>
      <text:p text:style-name="Paragraph_20_Programlisting"><text:s text:c="8"/>ex.printStackTrace();</text:p>
      <text:p text:style-name="Paragraph_20_Programlisting"><text:s text:c="6"/>}</text:p>
      <text:p text:style-name="Paragraph_20_Programlisting"><text:s text:c="4"/></text:p>
      <text:p text:style-name="Paragraph_20_Programlisting"><text:s text:c="4"/>}</text:p>
      <text:p text:style-name="Paragraph_20_Programlisting"><text:s text:c="4"/></text:p>
      <text:p text:style-name="Paragraph_20_Programlisting">} </text:p>
      <text:p text:style-name="Paragraph_20_Programlisting"/>
      <text:p text:style-name="Paragraph_20_Padding">Как мы видим, вхождения типа $x заменяются на подстановку переменных. </text:p>
      <text:p text:style-name="Paragraph_20_Padding">В предыдущем примере мы показали передачу информации из правил в БД фатов. Не менее важным представляется и обратное направление -- установка пропозициональных переменных из БД фактов. </text:p>
      <text:p text:style-name="Paragraph_20_Padding">Усложним немного систему из предыдущего примера: введем понятия группы, к которой принадлежит пользователь. Например так: </text:p>
      <text:p text:style-name="Standard"/>
      <text:p text:style-name="Paragraph_20_Programlisting"/>
      <text:p text:style-name="Paragraph_20_Programlisting"><text:s/>access($name,$page)-&gt; groupAccess($group,$name,$page) <text:s text:c="3"/></text:p>
      <text:p text:style-name="Paragraph_20_Programlisting"><text:s text:c="50"/>[getGroup($group,$name)],</text:p>
      <text:p text:style-name="Paragraph_20_Programlisting"/>
      <text:p text:style-name="Paragraph_20_Programlisting"><text:s/></text:p>
      <text:p text:style-name="Paragraph_20_Programlisting"/>
      <text:p text:style-name="Paragraph_20_Programlisting"><text:s text:c="2"/>groupAccess($group,$name,$page)</text:p>
      <text:p text:style-name="Paragraph_20_Programlisting"><text:s text:c="9"/>[allowedGroup($group,$page)] <text:s/>-&gt; <text:s/>true <text:s text:c="2"/>[ <text:s/>go($page) <text:s/>]</text:p>
      <text:p text:style-name="Paragraph_20_Programlisting"><text:s text:c="38"/>!-&gt; <text:s/>false</text:p>
      <text:p text:style-name="Paragraph_20_Programlisting"><text:s text:c="37"/>notice("access <text:s/>atempt:",$name,$page)]</text:p>
      <text:p text:style-name="Paragraph_20_Programlisting"><text:s text:c="2"/></text:p>
      <text:p text:style-name="Paragraph_20_Padding">В первом правиле мы определяем группу пользователя, во втором -- проверяем доступ группы. Итого, что у нас нового - надо заполнить пропозициональную переменную $group из метода БД фактов. Для этой цели реализация DefaultFacts предоставляет нам API работы с текущей подстановкой. Метод getCurrentSubstitution() возвращает нам текущую подстановку переменных, в которую мы можем добавить соответствие между переменной и значением с помощью метода put </text:p>
      <text:p text:style-name="Standard"/>
      <text:p text:style-name="Paragraph_20_Programlisting"/>
      <text:p text:style-name="Paragraph_20_Programlisting">package <text:s/>ua.gradsoft.termwareexamples;</text:p>
      <text:p text:style-name="Paragraph_20_Programlisting"/>
      <text:p text:style-name="Paragraph_20_Programlisting">import <text:s/>java.util.HashMap;</text:p>
      <text:p text:style-name="Paragraph_20_Programlisting">import <text:s/>java.util.HashSet;</text:p>
      <text:p text:style-name="Paragraph_20_Programlisting">import <text:s/>ua.gradsoft.termware.DefaultFacts;</text:p>
      <text:p text:style-name="Paragraph_20_Programlisting">import <text:s/>ua.gradsoft.termware.Substitution;</text:p>
      <text:p text:style-name="Paragraph_20_Programlisting">import <text:s/>ua.gradsoft.termware.Term;</text:p>
      <text:p text:style-name="Paragraph_20_Programlisting">import <text:s/>ua.gradsoft.termware.TermFactory;</text:p>
      <text:p text:style-name="Paragraph_20_Programlisting">import <text:s/>ua.gradsoft.termware.TermWare;</text:p>
      <text:p text:style-name="Paragraph_20_Programlisting">import <text:s/>ua.gradsoft.termware.TermWareException;</text:p>
      <text:p text:style-name="Paragraph_20_Programlisting">import <text:s/>ua.gradsoft.termware.TransformationContext;</text:p>
      <text:p text:style-name="Paragraph_20_Programlisting">import <text:s/>ua.gradsoft.termware.exceptions.AssertException;</text:p>
      <text:p text:style-name="Paragraph_20_Programlisting"/>
      <text:p text:style-name="Paragraph_20_Programlisting"/>
      <text:p text:style-name="Paragraph_20_Programlisting"/>
      <text:p text:style-name="Paragraph_20_Programlisting">/**</text:p>
      <text:p text:style-name="Paragraph_20_Programlisting"><text:s text:c="2"/>* <text:s/>example <text:s/>of <text:s/>facts <text:s/>database.</text:p>
      <text:p text:style-name="Paragraph_20_Programlisting"><text:s text:c="2"/>*/</text:p>
      <text:p text:style-name="Paragraph_20_Programlisting">public <text:s/>class <text:s/>Example4Facts <text:s/>extends <text:s/>DefaultFacts <text:s/>{</text:p>
      <text:p text:style-name="Paragraph_20_Programlisting"><text:s text:c="8"/></text:p>
      <text:p text:style-name="Paragraph_20_Programlisting"><text:s text:c="8"/>public <text:s/>Example4Facts() <text:s/>throws <text:s/>TermWareException</text:p>
      <text:p text:style-name="Paragraph_20_Programlisting"><text:s text:c="8"/>{ <text:s/>super(); <text:s text:c="3"/>} <text:s text:c="7"/></text:p>
      <text:p text:style-name="Paragraph_20_Programlisting"/>
      <text:p text:style-name="Paragraph_20_Programlisting"><text:soft-page-break/><text:s text:c="8"/>public <text:s/>void <text:s/>getGroup(TransformationContext <text:s/>ctx, <text:s/>Term <text:s/>groupTerm, <text:s/>String <text:s/>name) <text:s/>throws <text:s/>TermWareException</text:p>
      <text:p text:style-name="Paragraph_20_Programlisting"><text:s text:c="8"/>{</text:p>
      <text:p text:style-name="Paragraph_20_Programlisting"><text:s text:c="10"/>if <text:s/>(!groupTerm.isX()) <text:s/>{</text:p>
      <text:p text:style-name="Paragraph_20_Programlisting"><text:s text:c="14"/>throw <text:s/>new <text:s/>AssertException("first <text:s/>argument <text:s/>of <text:s/>getGroup <text:s/>must <text:s/>be <text:s/>propositional <text:s/>variable");</text:p>
      <text:p text:style-name="Paragraph_20_Programlisting"><text:s text:c="10"/>}</text:p>
      <text:p text:style-name="Paragraph_20_Programlisting"><text:s text:c="10"/>Object <text:s/>o=groups_.get(name);</text:p>
      <text:p text:style-name="Paragraph_20_Programlisting"><text:s text:c="10"/>TermFactory <text:s/>termFactory <text:s/>= <text:s/>TermWare.getInstance().getTermFactory();</text:p>
      <text:p text:style-name="Paragraph_20_Programlisting"><text:s text:c="10"/>Term <text:s/>value <text:s/>= <text:s/>((o==null) <text:s/>? <text:s/>termFactory.createNil() <text:s/>: <text:s/>termFactory.createString((String)name) <text:s/>);</text:p>
      <text:p text:style-name="Paragraph_20_Programlisting"><text:s text:c="10"/>Substitution <text:s/>s <text:s/>= <text:s/>ctx.getCurrentSubstitution();</text:p>
      <text:p text:style-name="Paragraph_20_Programlisting"><text:s text:c="10"/>s.put(groupTerm,value);</text:p>
      <text:p text:style-name="Paragraph_20_Programlisting"><text:s text:c="8"/>}</text:p>
      <text:p text:style-name="Paragraph_20_Programlisting"/>
      <text:p text:style-name="Paragraph_20_Programlisting"/>
      <text:p text:style-name="Paragraph_20_Programlisting"><text:s text:c="8"/>public <text:s/>boolean <text:s/>allowedGroup(String <text:s/>groupName,String <text:s/>page) <text:s/></text:p>
      <text:p text:style-name="Paragraph_20_Programlisting"><text:s text:c="12"/>{ <text:s/></text:p>
      <text:p text:style-name="Paragraph_20_Programlisting"><text:s text:c="16"/>Object <text:s/>o=acl_.get(groupName); <text:s/></text:p>
      <text:p text:style-name="Paragraph_20_Programlisting"><text:s text:c="16"/>if <text:s/>(o==null) <text:s/>return <text:s/>false;</text:p>
      <text:p text:style-name="Paragraph_20_Programlisting"><text:s text:c="16"/>HashSet <text:s/>hs=(HashSet)o;</text:p>
      <text:p text:style-name="Paragraph_20_Programlisting"><text:s text:c="16"/>return <text:s/>hs.contains(page);</text:p>
      <text:p text:style-name="Paragraph_20_Programlisting"><text:s text:c="12"/>}</text:p>
      <text:p text:style-name="Paragraph_20_Programlisting"/>
      <text:p text:style-name="Paragraph_20_Programlisting"><text:s text:c="8"/></text:p>
      <text:p text:style-name="Paragraph_20_Programlisting"><text:s text:c="8"/>public <text:s/>void <text:s/>go(String <text:s/>page)</text:p>
      <text:p text:style-name="Paragraph_20_Programlisting"><text:s text:c="12"/>{ <text:s/>System.out.println("go:"+page); <text:s/>}</text:p>
      <text:p text:style-name="Paragraph_20_Programlisting"><text:s text:c="8"/></text:p>
      <text:p text:style-name="Paragraph_20_Programlisting"><text:s text:c="8"/>public <text:s/>void <text:s/>notice(String <text:s/>msg,String <text:s/>name,String <text:s/>page)</text:p>
      <text:p text:style-name="Paragraph_20_Programlisting"><text:s text:c="12"/>{ <text:s/>System.out.println(msg+"("+name+","+page+")"); <text:s/>}</text:p>
      <text:p text:style-name="Paragraph_20_Programlisting"><text:s text:c="8"/></text:p>
      <text:p text:style-name="Paragraph_20_Programlisting"><text:s text:c="8"/>private <text:s/>HashMap&lt;String,HashSet&lt;String&gt;&gt; <text:s/>acl_;</text:p>
      <text:p text:style-name="Paragraph_20_Programlisting"><text:s text:c="8"/>private <text:s/>HashMap&lt;String,String&gt; <text:s/>groups_;</text:p>
      <text:p text:style-name="Paragraph_20_Programlisting"><text:s text:c="8"/>{</text:p>
      <text:p text:style-name="Paragraph_20_Programlisting"><text:s text:c="16"/>groups_=new <text:s/>HashMap&lt;String,String&gt;();</text:p>
      <text:p text:style-name="Paragraph_20_Programlisting"><text:s text:c="16"/>groups_.put("mark","admin");</text:p>
      <text:p text:style-name="Paragraph_20_Programlisting"><text:s text:c="16"/>groups_.put("lyuds","admin");</text:p>
      <text:p text:style-name="Paragraph_20_Programlisting"><text:s text:c="16"/>groups_.put("guest","guest");</text:p>
      <text:p text:style-name="Paragraph_20_Programlisting"><text:s text:c="16"/>acl_=new <text:s/>HashMap&lt;String,HashSet&lt;String&gt;&gt;();</text:p>
      <text:p text:style-name="Paragraph_20_Programlisting"><text:s text:c="16"/>HashSet&lt;String&gt; <text:s/>p1s=new <text:s/>HashSet&lt;String&gt;();</text:p>
      <text:p text:style-name="Paragraph_20_Programlisting"><text:s text:c="16"/>p1s.add("page1");</text:p>
      <text:p text:style-name="Paragraph_20_Programlisting"><text:s text:c="16"/>p1s.add("page2");</text:p>
      <text:p text:style-name="Paragraph_20_Programlisting"><text:s text:c="16"/>p1s.add("page3");</text:p>
      <text:p text:style-name="Paragraph_20_Programlisting"><text:s text:c="16"/>HashSet&lt;String&gt; <text:s/>p2s=new <text:s/>HashSet&lt;String&gt;();</text:p>
      <text:p text:style-name="Paragraph_20_Programlisting"><text:s text:c="16"/>p2s.add("page1");</text:p>
      <text:p text:style-name="Paragraph_20_Programlisting"><text:s text:c="16"/>acl_.put("admin",p1s);</text:p>
      <text:p text:style-name="Paragraph_20_Programlisting"><text:s text:c="16"/>acl_.put("guest",p2s);</text:p>
      <text:p text:style-name="Paragraph_20_Programlisting"><text:s text:c="8"/>}</text:p>
      <text:p text:style-name="Paragraph_20_Programlisting">}</text:p>
      <text:p text:style-name="Paragraph_20_Programlisting"/>
      <text:p text:style-name="Paragraph_20_Padding">Добавление соответствия в текущую подстановку (т. е. установка пропозициональной переменной) приведено в методе getGroup . В начале метода мы проверяем, что первый аргумент является пропозициональной переменной. В конце метода мы добавляем соответствие между groupTerm и value в текущую подстановку. <text:s/></text:p>
      <text:p text:style-name="Paragraph_20_Padding">Приблизим наш пример к реальности - обычно пользователь может принадлежать нескольким разным группам. Модифицируем предыдущий пример так, что бы БД фактов возвращала нам список имен груп: </text:p>
      <text:p text:style-name="Standard"/>
      <text:p text:style-name="Paragraph_20_Programlisting"/>
      <text:p text:style-name="Paragraph_20_Programlisting">access($name,$page) <text:s/>-&gt; <text:s/>groupsAccess($group,$name,$page) <text:s text:c="5"/></text:p>
      <text:p text:style-name="Paragraph_20_Programlisting"><text:s text:c="48"/>[getGroups($group,$name)],</text:p>
      <text:p text:style-name="Paragraph_20_Programlisting">groupsAccess([$group:$rest],$name,$page) <text:s/>-&gt; <text:s/></text:p>
      <text:p text:style-name="Paragraph_20_Programlisting"><text:s text:c="11"/>groupAccess($group,$name,$page)||groupsAccess($rest,$name,$page),</text:p>
      <text:p text:style-name="Paragraph_20_Programlisting"><text:s text:c="16"/></text:p>
      <text:p text:style-name="Paragraph_20_Programlisting">groupsAccess([],$name,$page) <text:s/>-&gt; <text:s/>deny($name,$page),</text:p>
      <text:p text:style-name="Paragraph_20_Programlisting"><text:soft-page-break/></text:p>
      <text:p text:style-name="Paragraph_20_Programlisting">groupAccess($name,$group,$page) <text:s/></text:p>
      <text:p text:style-name="Paragraph_20_Programlisting"><text:s text:c="13"/>[allowedGroup($group,$page)] <text:s/>-&gt; <text:s/>true[ <text:s/>go($name,$page) <text:s/>] <text:s text:c="56"/></text:p>
      <text:p text:style-name="Paragraph_20_Programlisting"><text:s text:c="42"/>!-&gt; <text:s/>deny($name,$page),</text:p>
      <text:p text:style-name="Paragraph_20_Programlisting"><text:s text:c="18"/></text:p>
      <text:p text:style-name="Paragraph_20_Programlisting"><text:s/></text:p>
      <text:p text:style-name="Paragraph_20_Programlisting">true <text:s text:c="3"/>|| <text:s/>$x <text:s/>-&gt; <text:s/>true <text:s/>,</text:p>
      <text:p text:style-name="Paragraph_20_Programlisting">$x <text:s text:c="5"/>|| <text:s/>true <text:s/>-&gt; <text:s/>true <text:s/>,</text:p>
      <text:p text:style-name="Paragraph_20_Programlisting"/>
      <text:p text:style-name="Paragraph_20_Programlisting">deny($name,$page) <text:s/>-&gt; <text:s/>false <text:s/>[ <text:s/>notice("access <text:s/>attempt") <text:s/>],</text:p>
      <text:p text:style-name="Paragraph_20_Programlisting"><text:s text:c="2"/></text:p>
      <text:p text:style-name="Paragraph_20_Programlisting"><text:s text:c="2"/></text:p>
      <text:p text:style-name="Paragraph_20_Padding">Т. е. правила для groupsAccess сводят проверку списка груп на проверку к принадлежности к какой-то группе. [x:y] это сокращение для cons(x,y) Правила для deny сводят дизъюнкцию deny к первому вхождению. Заметим, что эта система правил зависит от стратегии: если первым у нас редуцируется головной терм (стратегия FirstTop), то правило <text:s text:c="2"/></text:p>
      <text:p text:style-name="Paragraph_20_Padding"/>
      <text:p text:style-name="Preformatted_20_Text"><text:s/>deny($name,$page) -&gt; false [ notice("access attempt") ]</text:p>
      <text:p text:style-name="Paragraph_20_Padding"/>
      <text:p text:style-name="Paragraph_20_Padding"><text:s text:c="2"/>будет выполняться только после того, как редуцировались все дизъюнкции. </text:p>
      <text:p text:style-name="Paragraph_20_Padding">Теперь getGroups должна возвратить список групп, а не одну группу. Что такое список - вспомним что [x,y] является сокращением для cons(x,cons(y,NIL)) , <text:s/>NIL и пустой список - синонимы. Т. е. списки в TermWare абсолютно аналогичны списам в языке LISP. Как выглядит генерация такого списка на Java: </text:p>
      <text:p text:style-name="Paragraph_20_Padding"/>
      <text:p text:style-name="Paragraph_20_Programlisting"><text:s text:c="2"/>public void getGroups(TransformationContext ctx, Term groupTerm, String name) throws TermWareException</text:p>
      <text:p text:style-name="Paragraph_20_Programlisting"><text:s text:c="4"/>{</text:p>
      <text:p text:style-name="Paragraph_20_Programlisting"><text:s text:c="5"/>TermFactory termFactory=TermWare.getInstance().getTermFactory();</text:p>
      <text:p text:style-name="Paragraph_20_Programlisting"><text:s text:c="5"/>if (!groupTerm.isX()) {</text:p>
      <text:p text:style-name="Paragraph_20_Programlisting"><text:s text:c="7"/>throw new AssertException("first argument of getGroups must be a propositional variable");</text:p>
      <text:p text:style-name="Paragraph_20_Programlisting"><text:s text:c="5"/>}</text:p>
      <text:p text:style-name="Paragraph_20_Programlisting"><text:s text:c="5"/>String[] groups=groups_.get(name);</text:p>
      <text:p text:style-name="Paragraph_20_Programlisting"><text:s text:c="5"/>if (groups==null) {</text:p>
      <text:p text:style-name="Paragraph_20_Programlisting"><text:s text:c="7"/>ctx.getCurrentSubstitution().put(groupTerm, termFactory.createNIL(), true);</text:p>
      <text:p text:style-name="Paragraph_20_Programlisting"><text:s text:c="5"/>}else{</text:p>
      <text:p text:style-name="Paragraph_20_Programlisting"><text:s text:c="7"/>Term retval=termFactory.createNil();</text:p>
      <text:p text:style-name="Paragraph_20_Programlisting"><text:s text:c="7"/>String[] groups=(String[])o;</text:p>
      <text:p text:style-name="Paragraph_20_Programlisting"><text:s text:c="7"/>for(int i=0; i&lt; groups.length; ++i) {</text:p>
      <text:p text:style-name="Paragraph_20_Programlisting"><text:s text:c="11"/>retval=termFactory.createTerm("cons",</text:p>
      <text:p text:style-name="Paragraph_20_Programlisting"><text:s text:c="43"/>termFactory.createString(groups[i]), </text:p>
      <text:p text:style-name="Paragraph_20_Programlisting"><text:s text:c="43"/>retval);</text:p>
      <text:p text:style-name="Paragraph_20_Programlisting"><text:s text:c="7"/>}</text:p>
      <text:p text:style-name="Paragraph_20_Programlisting"><text:s text:c="7"/>ctx.getCurrentSubstitution().put(groupTerm, retval);</text:p>
      <text:p text:style-name="Paragraph_20_Programlisting"><text:s text:c="5"/>}</text:p>
      <text:p text:style-name="Paragraph_20_Programlisting"><text:s text:c="4"/>}</text:p>
      <text:p text:style-name="Paragraph_20_Padding"/>
      <text:p text:style-name="Paragraph_20_Padding"/>
      <text:p text:style-name="Paragraph_20_Padding"/>
      <text:p text:style-name="Paragraph_20_Padding">т. е. мы в генерируем елемент списка с помощью termFactory.createTerm </text:p>
      <text:h text:style-name="Heading_20_1" text:outline-level="1">Более систематическое введение </text:h>
      <text:p text:style-name="Paragraph_20_Padding">Этот раздел повторяет <text:a xlink:type="simple" xlink:href="http://www.gradsoft.ua/rus/Products/termware/docs/Semantics_rus/Semantics_rus.html" text:style-name="Internet_20_link">описание семантики,</text:a> только не так подробно и без лишней математики, что бы можно было его бегло прочитать. </text:p>
      <text:h text:style-name="Heading_20_2" text:outline-level="2"><text:bookmark-start text:name="DDE_LINK"/><text:soft-page-break/>Встроенные термы <text:bookmark-end text:name="DDE_LINK"/></text:h>
      <text:h text:style-name="Heading_20_3" text:outline-level="3">Примитивные типы данных </text:h>
      <text:p text:style-name="Paragraph_20_Padding">Это целые числа различной размерности <text:a xlink:type="simple" xlink:href="http://www.gradsoft.ua/rus/Products/termware/jdocs/ua/gradsoft/termware/ShortTerm.html">Short</text:a>, <text:a xlink:type="simple" xlink:href="http://www.gradsoft.ua/rus/Products/termware/jdocs/ua/gradsoft/termware/IntTerm.html">Int</text:a>, <text:a xlink:type="simple" xlink:href="http://www.gradsoft.ua/rus/Products/termware/jdocs/ua/gradsoft/termware/LongTerm.html">Long</text:a>, <text:a xlink:type="simple" xlink:href="http://www.gradsoft.ua/rus/Products/termware/jdocs/ua/gradsoft/termware/BigIntegerTerm.html">BigInteger</text:a>, числа с плавающей точкой: <text:a xlink:type="simple" xlink:href="http://www.gradsoft.ua/rus/Products/termware/jdocs/ua/gradsoft/termware/DoubleTerm.html">Double</text:a>, <text:a xlink:type="simple" xlink:href="http://www.gradsoft.ua/rus/Products/termware/jdocs/ua/gradsoft/termware/FloatTerm.html">Float</text:a>; числа с фиксированной точкой (<text:a xlink:type="simple" xlink:href="http://www.gradsoft.ua/rus/Products/termware/jdocs/ua/gradsoft/termware/BigDecimalTerm.html">BigDecimal</text:a>), строки (<text:a xlink:type="simple" xlink:href="http://www.gradsoft.ua/rus/Products/termware/jdocs/ua/gradsoft/termware/StringTerm.html">String</text:a>), символы (<text:a xlink:type="simple" xlink:href="http://www.gradsoft.ua/rus/Products/termware/jdocs/ua/gradsoft/termware/CharTerm.html">Char</text:a>), логические значения (<text:a xlink:type="simple" xlink:href="http://www.gradsoft.ua/rus/Products/termware/jdocs/ua/gradsoft/termware/BooleanTerm.html">Boolean</text:a>), атомы (<text:a xlink:type="simple" xlink:href="http://www.gradsoft.ua/rus/Products/termware/jdocs/ua/gradsoft/termware/AtomTerm.html">Atom</text:a>) и специальный выделенный терм <text:a xlink:type="simple" xlink:href="http://www.gradsoft.ua/rus/Products/termware/jdocs/ua/gradsoft/termware/NILTerm.html">NIL</text:a>.</text:p>
      <text:p text:style-name="Paragraph_20_Padding">В общем – ничего необычного. <text:s/>Если вы заметили, список примитивных типов termware совпадает с аналогичным списком языка <text:s/>Java. <text:s/></text:p>
      <text:p text:style-name="Paragraph_20_Padding"><text:bookmark-start text:name="DDE_LINK6"/>Соответсвующие лексемы тоже очевидны. Одно отличие от Java – можно вводить лексемы, соответсвующие длинным целым числа и числам с десятичной точкой.</text:p>
      <text:p text:style-name="Paragraph_20_Padding">Типы чисел <text:s/>и соответствующие суффиксы лексем приведены в таблице:</text:p>
      <text:p text:style-name="Paragraph_20_Padding"/>
      <table:table table:name="NumberLexems" table:style-name="NumberLexems">
        <table:table-column table:style-name="NumberLexems.A" table:number-columns-repeated="2"/>
        <table:table-column table:style-name="NumberLexems.C"/>
        <table:table-column table:style-name="NumberLexems.D"/>
        <table:table-row>
          <table:table-cell table:style-name="NumberLexems.A1" office:value-type="string">
            <text:p text:style-name="P28"><text:s text:c="2"/></text:p>
          </table:table-cell>
          <table:table-cell table:style-name="NumberLexems.A1" office:value-type="string">
            <text:p text:style-name="P28">Тип</text:p>
          </table:table-cell>
          <table:table-cell table:style-name="NumberLexems.A1" office:value-type="string">
            <text:p text:style-name="P28">Суффикс</text:p>
          </table:table-cell>
          <table:table-cell table:style-name="NumberLexems.D1" office:value-type="string">
            <text:p text:style-name="P28">Пример</text:p>
          </table:table-cell>
        </table:table-row>
        <table:table-row>
          <table:table-cell table:style-name="NumberLexems.A2" office:value-type="string">
            <text:p text:style-name="P28">Целое</text:p>
          </table:table-cell>
          <table:table-cell table:style-name="NumberLexems.A2" office:value-type="string">
            <text:p text:style-name="P28">Int </text:p>
          </table:table-cell>
          <table:table-cell table:style-name="NumberLexems.A2" office:value-type="string">
            <text:p text:style-name="P28"/>
          </table:table-cell>
          <table:table-cell table:style-name="NumberLexems.D2" office:value-type="string">
            <text:p text:style-name="P28">1</text:p>
          </table:table-cell>
        </table:table-row>
        <table:table-row>
          <table:table-cell table:style-name="NumberLexems.A2" office:value-type="string">
            <text:p text:style-name="P28">Длинное целое</text:p>
          </table:table-cell>
          <table:table-cell table:style-name="NumberLexems.A2" office:value-type="string">
            <text:p text:style-name="P28">Long</text:p>
          </table:table-cell>
          <table:table-cell table:style-name="NumberLexems.A2" office:value-type="string">
            <text:p text:style-name="P28">L</text:p>
          </table:table-cell>
          <table:table-cell table:style-name="NumberLexems.D2" office:value-type="string">
            <text:p text:style-name="P28"><text:bookmark-start text:name="DDE_LINK5"/>10000000000L<text:bookmark-end text:name="DDE_LINK5"/></text:p>
          </table:table-cell>
        </table:table-row>
        <table:table-row>
          <table:table-cell table:style-name="NumberLexems.A2" office:value-type="string">
            <text:p text:style-name="P28">Большое целое</text:p>
          </table:table-cell>
          <table:table-cell table:style-name="NumberLexems.A2" office:value-type="string">
            <text:p text:style-name="P28">BigInteger</text:p>
          </table:table-cell>
          <table:table-cell table:style-name="NumberLexems.A2" office:value-type="string">
            <text:p text:style-name="P28">B</text:p>
          </table:table-cell>
          <table:table-cell table:style-name="NumberLexems.D2" office:value-type="string">
            <text:p text:style-name="P28">1000000000022222B</text:p>
          </table:table-cell>
        </table:table-row>
        <table:table-row>
          <table:table-cell table:style-name="NumberLexems.A2" office:value-type="string">
            <text:p text:style-name="P28">Число с плавающей точкой двойной точности</text:p>
          </table:table-cell>
          <table:table-cell table:style-name="NumberLexems.A2" office:value-type="string">
            <text:p text:style-name="P28">Double</text:p>
          </table:table-cell>
          <table:table-cell table:style-name="NumberLexems.A2" office:value-type="string">
            <text:p text:style-name="P28"/>
          </table:table-cell>
          <table:table-cell table:style-name="NumberLexems.D2" office:value-type="string">
            <text:p text:style-name="P28">1.1</text:p>
          </table:table-cell>
        </table:table-row>
        <table:table-row>
          <table:table-cell table:style-name="NumberLexems.A2" office:value-type="string">
            <text:p text:style-name="P28"/>
          </table:table-cell>
          <table:table-cell table:style-name="NumberLexems.A2" office:value-type="string">
            <text:p text:style-name="P28">Double</text:p>
          </table:table-cell>
          <table:table-cell table:style-name="NumberLexems.A2" office:value-type="string">
            <text:p text:style-name="P28">D</text:p>
          </table:table-cell>
          <table:table-cell table:style-name="NumberLexems.D2" office:value-type="string">
            <text:p text:style-name="P28">1.1D</text:p>
          </table:table-cell>
        </table:table-row>
        <table:table-row>
          <table:table-cell table:style-name="NumberLexems.A2" office:value-type="string">
            <text:p text:style-name="P28">Чимло с плавающей точкой ординарной точнойти</text:p>
          </table:table-cell>
          <table:table-cell table:style-name="NumberLexems.A2" office:value-type="string">
            <text:p text:style-name="P28">Float</text:p>
          </table:table-cell>
          <table:table-cell table:style-name="NumberLexems.A2" office:value-type="string">
            <text:p text:style-name="P28">F</text:p>
          </table:table-cell>
          <table:table-cell table:style-name="NumberLexems.D2" office:value-type="string">
            <text:p text:style-name="P28">1.1F</text:p>
          </table:table-cell>
        </table:table-row>
        <table:table-row>
          <table:table-cell table:style-name="NumberLexems.A2" office:value-type="string">
            <text:p text:style-name="P28">Число в десятичном представлении</text:p>
          </table:table-cell>
          <table:table-cell table:style-name="NumberLexems.A2" office:value-type="string">
            <text:p text:style-name="P28">BigDecimal</text:p>
          </table:table-cell>
          <table:table-cell table:style-name="NumberLexems.A2" office:value-type="string">
            <text:p text:style-name="P28">B</text:p>
          </table:table-cell>
          <table:table-cell table:style-name="NumberLexems.D2" office:value-type="string">
            <text:p text:style-name="P28">1.1B</text:p>
          </table:table-cell>
        </table:table-row>
      </table:table>
      <text:p text:style-name="Paragraph_20_Padding"><text:bookmark-end text:name="DDE_LINK6"/></text:p>
      <text:h text:style-name="Heading_20_3" text:outline-level="3">Списки </text:h>
      <text:p text:style-name="Paragraph_20_Padding">Опять повторимся - списки это просто "синтаксический сахар" для терма "cons": [ x ] является сокращением для cons(x,NIL) , [ x, y ] - для cons(x, cons(y, NIL()) и. т. д. [ ] (пустой список) и NIL - синонимы. </text:p>
      <text:p text:style-name="Paragraph_20_Padding">Для сопоставления списков также существует специальный синтаксис: [ x : y ] является сокращением для cons(x,y) . Поэтому при сопоставления образца [$x: $y] и списка, скажем [1,2,3,4] у нас с $x будет ассоциироваться первый элемент (1), а с $y - остаток списка [2,3,4] . </text:p>
      <text:p text:style-name="Paragraph_20_Padding">Рассмотрим следующую систему правил: <text:s text:c="5"/>sum([1,2]) редучируется к 1+sum([2]), что в свою очередь редучируется к 1+2+sum(NIL) . По второму правилу sum(NIL) это 0 - в итоге получим 1+2+0 = 3 . </text:p>
      <text:h text:style-name="Heading_20_3" text:outline-level="3">Множества </text:h>
      <text:p text:style-name="Paragraph_20_Padding">Множество - это сокращение для терма set(x1...xN) . Т. е. { 1, 2, 3, 4, 5 } обозначает set(1,2,3,4,5) , { 1, 2 } - set(1,2) , а { } - set() . </text:p>
      <text:p text:style-name="Paragraph_20_Padding">Характеристической особенностью множества является то, что каждый элемент множества присутстсует в нем только один раз, т. е. { 1, 2, 2, 3 } - это то-же самое, что и { 1, 2, 3 } . </text:p>
      <text:p text:style-name="Paragraph_20_Padding"><text:soft-page-break/>Да, для того, что бы можно было создавать конструкторы множеств из Java, не прибегая к синтаксическому разбору, существет терм set_pattern(x,y) (он же { x : y }) , обозначающий образец множества. </text:p>
      <text:list text:style-name="L1">
        <text:list-item text:start-value="1">
          <text:p text:style-name="P36">{ 1 : $y } и { 1,2,3 } - ассоциирует y с множеством { 1, 2 } </text:p>
        </text:list-item>
        <text:list-item>
          <text:p text:style-name="P36">{ 2 : $y } и { 1,2,3 } - с множеством { 1, 3 } </text:p>
        </text:list-item>
        <text:list-item>
          <text:p text:style-name="P36">{ $x : $y } и { 1,2,3 } - подставит в $x единицу, а в { $y } - { 2, 3 } . (впрочем, по семантике подходит и любой другой выбор элемента). </text:p>
        </text:list-item>
      </text:list>
      <text:p text:style-name="Paragraph_20_Padding"/>
      <text:h text:style-name="Heading_20_3" text:outline-level="3">Java-объекты </text:h>
      <text:p text:style-name="P3">Java объекты также могут выступать в роли термов, принимая участие в подстановках и унификации. </text:p>
      <text:p text:style-name="Standard">Также к Java объекты могут принимать участие в сопоставлении с образцом, для этого предназначен специальный синтаксис: <text:s/>@class("class-name",$v).</text:p>
      <text:p text:style-name="Standard">Например следующее правило:</text:p>
      <text:p text:style-name="Standard"><text:s text:c="2"/>@class("java.io.StringStream",$x) -&gt; true !-&gt; false</text:p>
      <text:p text:style-name="Standard">будет преобразовывать в true экземпляры java.io.StringStream, а все остальное – в false.</text:p>
      <text:h text:style-name="Heading_20_3" text:outline-level="3">Пропозициональные переменные </text:h>
      <text:p text:style-name="Standard">В языке обозначаются как $x, $y, ... etc. <text:s/>Область действия – правило. <text:s/>Обозначают "место" куда подставляются термы при подстановках. На уровне Jaca <text:s/>кода <text:s/>представленны как экземпляры класса <text:s/>XTerm <text:s/>(<text:a xlink:type="simple" xlink:href="http://www.gradsoft.ua/rus/Products/termware/jdocs/ua/gradsoft/termware/XTerm.html">описание API</text:a>). <text:s/>Идентифицируются по номеру. <text:s/>minFv()=maxFv()</text:p>
      <text:h text:style-name="Heading_20_3" text:outline-level="3">Составные термы</text:h>
      <text:p text:style-name="Standard"><text:s text:c="2"/>Ну и наконец составные термы (т.е. все остальное). <text:s/>Если a1,... an – термы, f – функциональный символ, то f(a1...an) – терм. <text:s/>F будем называть функциональным символом, a1...an – подтермами. Количество подтермов называется арностью (или местностью). Собственно все сложные структуры – это составные термы (возможно с синтаксическим сахаром)</text:p>
      <text:p text:style-name="Standard"/>
      <text:p text:style-name="Standard">Понятно что образец вида f($x) <text:s/>унифицируется с одноместным термом, где f – функциональный символ.</text:p>
      <text:p text:style-name="Standard">Еще один необычный и достаточно мощный синтаксис сопостаdления: <text:s/>$f..($x)</text:p>
      <text:p text:style-name="Standard">$f..($x) унифицируется с любым функциональным термом, притом с $f будет ассоциироваться функциональный символ (как атом), с $x – список агрументов. f..($x) будет ассоциироваться как с f(1), так и с f(1,2), а $f..(NIL) будет ассоциироваться с всеми 0-арными функциями.</text:p>
      <text:h text:style-name="Heading_20_2" text:outline-level="2"><text:bookmark-start text:name="DDE_LINK1"/>Правила<text:bookmark-end text:name="DDE_LINK1"/></text:h>
      <text:p text:style-name="Standard"><text:s text:c="2"/>Правило, в общем виде это выражение вида:</text:p>
      <text:list text:style-name="L4">
        <text:list-header>
          <text:p text:style-name="P40">x [condition] -&gt; y [action] | [condition1] <text:s/>-&gt; y1 [action1] ... <text:s/>!-&gt; yLast [actionLast]</text:p>
        </text:list-header>
      </text:list>
      <text:p text:style-name="Standard"/>
      <text:p text:style-name="Standard"><text:s text:c="2"/>Интерпретация следующая: <text:s/>сопоставляем терм с образцом <text:span text:style-name="T7">x</text:span>, если не получилось – праило не применяется. Если получилось – проверяем условия <text:span text:style-name="T7">condition</text:span>. Если условия выполняется – переписываем <text:span text:style-name="T7">x</text:span> в <text:span text:style-name="T7">y </text:span>и выполняем <text:span text:style-name="T7">action, </text:span><text:span text:style-name="T9">иначе проверяем условие </text:span><text:span text:style-name="T7">condition1</text:span><text:span text:style-name="T9">, если выполняется – переписываем в </text:span><text:span text:style-name="T7">y1</text:span><text:span text:style-name="T9"> и выполняем </text:span><text:span text:style-name="T7">action1</text:span><text:span text:style-name="T9">, затем то-же самое с </text:span><text:span text:style-name="T7">y2 </text:span><text:span text:style-name="T9">и.т.д. <text:s/>Если ни одно из условий не выполнено, переписываем в </text:span><text:span text:style-name="T7">уLast</text:span><text:span text:style-name="T9"> и выполняем </text:span><text:span text:style-name="T7">actionLast</text:span><text:span text:style-name="T9">. <text:s/>Естественно, в реальной жизни почти все правила сокращенные.</text:span></text:p>
      <text:p text:style-name="P4"><text:soft-page-break/><text:s text:c="2"/>Теперь осталось разобраться – а как именно вычисляются условия и выполняются действия ? <text:s/>Это зависит от класса фактов, ассоцированного с системой. В классе DefaultFacts (описание API) <text:s/>реализован следующий алгоритм:</text:p>
      <text:p text:style-name="P4"/>
      <text:p text:style-name="P4">Условия:</text:p>
      <text:list text:style-name="L5">
        <text:list-item>
          <text:p text:style-name="P41">К <text:s/>выражению внутри скобок применяется текущая система (это можно отключить)</text:p>
        </text:list-item>
        <text:list-item>
          <text:p text:style-name="P41">Применяется система 'gen' – это так называетмая общая система (одна из пред-определенных), где описанны функции "здравого смысла" - &amp;&amp;, || и проч.</text:p>
        </text:list-item>
        <text:list-item>
          <text:p text:style-name="P41">Если функциональный символ совпадает с одним из методов фактов системы и количество аргументов совпадает с арностью терма:</text:p>
          <text:list>
            <text:list-item>
              <text:p text:style-name="P41">то делается попытка преобразовать термы к типам сигнатуры соответствующего метода и если получилось – этот метод вызывается.</text:p>
            </text:list-item>
            <text:list-item>
              <text:p text:style-name="P41">количество аргументов превышает арность тема на 1 и первый аргументом принадлежит типу TransformationContext – первым аргументом передается контекст текущей трансформации (см. Описание API), остальные как в предыдущем случае.</text:p>
            </text:list-item>
          </text:list>
        </text:list-item>
        <text:list-item>
          <text:p text:style-name="P41">Если в итого мы получаем логическое true – условие считается выполненным</text:p>
        </text:list-item>
      </text:list>
      <text:list text:style-name="L4">
        <text:list-header>
          <text:p text:style-name="P40"/>
        </text:list-header>
      </text:list>
      <text:p text:style-name="Standard">Действия: <text:s/>так-же как и с условиями, только возвращаемый результат игнорируется и несколько действий в списке обрабатывается последовательно.</text:p>
      <text:p text:style-name="Standard"/>
      <text:h text:style-name="Heading_20_2" text:outline-level="2">Множества правил</text:h>
      <text:p text:style-name="Standard"/>
      <text:p text:style-name="Standard">Несколько правил объединяются в множество правил. (ruleset).</text:p>
      <text:p text:style-name="Standard">Примеры в избытке были приведены выше, <text:s/>покажем что-то новое:</text:p>
      <text:p text:style-name="Standard"/>
      <text:p text:style-name="Paragraph_20_Programlisting">ruleset(</text:p>
      <text:p text:style-name="Paragraph_20_Programlisting"><text:s text:c="4"/>import(general)</text:p>
      <text:p text:style-name="Paragraph_20_Programlisting"/>
      <text:p text:style-name="Paragraph_20_Programlisting"><text:s text:c="4"/># handle new invoice and set one to paid if possible. </text:p>
      <text:p text:style-name="Paragraph_20_Programlisting"><text:s text:c="4"/>@class("ua.gradsoft.termwaredemos.invoicing.Invoice", $invoice) </text:p>
      <text:p text:style-name="Paragraph_20_Programlisting"><text:s text:c="7"/>[ ! $invoice.isPayed() </text:p>
      <text:p text:style-name="Paragraph_20_Programlisting"><text:s text:c="12"/>&amp;&amp; </text:p>
      <text:p text:style-name="Paragraph_20_Programlisting"><text:s text:c="10"/>$invoice.getCustomer().getAccountBalance()-$invoice.getAmount()+</text:p>
      <text:p text:style-name="Paragraph_20_Programlisting"><text:s text:c="35"/>$invoice.getCustomer().getCreditLimit() &gt; 0 </text:p>
      <text:p text:style-name="Paragraph_20_Programlisting"><text:s text:c="6"/>] </text:p>
      <text:p text:style-name="Paragraph_20_Programlisting"><text:s text:c="7"/>-&gt; true </text:p>
      <text:p text:style-name="Paragraph_20_Programlisting"><text:s text:c="10"/>[ $invoice.getCustomer().decrementAccount($invoice.getAmount()) </text:p>
      <text:p text:style-name="Paragraph_20_Programlisting"><text:s text:c="12"/>&amp;&amp; </text:p>
      <text:p text:style-name="Paragraph_20_Programlisting"><text:s text:c="12"/>$invoice.setPayed(true) </text:p>
      <text:p text:style-name="Paragraph_20_Programlisting"><text:s text:c="10"/>], </text:p>
      <text:p text:style-name="Paragraph_20_Programlisting"/>
      <text:p text:style-name="Paragraph_20_Programlisting"><text:s text:c="6"/># set credit limit in depend from summary payments. </text:p>
      <text:p text:style-name="Paragraph_20_Programlisting"><text:s text:c="6"/>@class("ua.gradsoft.termwaredemos.invoicing.Customer", $customer) </text:p>
      <text:p text:style-name="Paragraph_20_Programlisting"><text:s text:c="10"/>[ $customer.getAccountBalance() &gt; 0 </text:p>
      <text:p text:style-name="Paragraph_20_Programlisting"><text:s text:c="12"/>&amp;&amp; $customer.getSummaryPayments() &gt; 2000 </text:p>
      <text:p text:style-name="Paragraph_20_Programlisting"><text:s text:c="10"/>] -&gt; true [ $customer.setCreditLimit(500) ] </text:p>
      <text:p text:style-name="Paragraph_20_Programlisting">)</text:p>
      <text:p text:style-name="Paragraph_20_Programlisting"><text:s/></text:p>
      <text:p text:style-name="Standard"/>
      <text:p text:style-name="Standard"/>
      <text:p text:style-name="Standard"/>
      <text:p text:style-name="Standard">Эти правила работают над Java объектами, первое смотрит на инвойсы и снимает деньги со счета; второе устанавливает кредитный лимит клиента </text:p>
      <text:p text:style-name="Standard">Сами классы могут быть определены при этом следующим образом:</text:p>
      <text:p text:style-name="Standard"/>
      <text:p text:style-name="Paragraph_20_Programlisting"><text:soft-page-break/></text:p>
      <text:p text:style-name="Paragraph_20_Programlisting">/** </text:p>
      <text:p text:style-name="Paragraph_20_Programlisting"><text:s/>*The definition of customer</text:p>
      <text:p text:style-name="Paragraph_20_Programlisting"><text:s/>*/ </text:p>
      <text:p text:style-name="Paragraph_20_Programlisting">public class Customer { </text:p>
      <text:p text:style-name="Paragraph_20_Programlisting"/>
      <text:p text:style-name="Paragraph_20_Programlisting"/>
      <text:p text:style-name="Paragraph_20_Programlisting"><text:s text:c="8"/>/** Get the name of this customer. */ </text:p>
      <text:p text:style-name="Paragraph_20_Programlisting"><text:s text:c="8"/>public String getName() </text:p>
      <text:p text:style-name="Paragraph_20_Programlisting"><text:s text:c="8"/>{ </text:p>
      <text:p text:style-name="Paragraph_20_Programlisting"><text:s text:c="16"/>....... </text:p>
      <text:p text:style-name="Paragraph_20_Programlisting"><text:s text:c="8"/>} </text:p>
      <text:p text:style-name="Paragraph_20_Programlisting"/>
      <text:p text:style-name="Paragraph_20_Programlisting"><text:s text:c="8"/>/** Get the credit limit of this customer. */ </text:p>
      <text:p text:style-name="Paragraph_20_Programlisting"><text:s text:c="8"/>public BigDecimal getCreditLimit() </text:p>
      <text:p text:style-name="Paragraph_20_Programlisting"><text:s text:c="8"/>{ </text:p>
      <text:p text:style-name="Paragraph_20_Programlisting"><text:s text:c="16"/>........</text:p>
      <text:p text:style-name="Paragraph_20_Programlisting"><text:s text:c="8"/>} </text:p>
      <text:p text:style-name="Paragraph_20_Programlisting"/>
      <text:p text:style-name="Paragraph_20_Programlisting"><text:s text:c="8"/>/** <text:s/>set the credit limit of this customer **/</text:p>
      <text:p text:style-name="Paragraph_20_Programlisting"><text:s text:c="8"/>public void <text:s/>setCreditLimit(BigDecimal creditLimit)</text:p>
      <text:p text:style-name="Paragraph_20_Programlisting"><text:s text:c="8"/>{</text:p>
      <text:p text:style-name="Paragraph_20_Programlisting"><text:s text:c="10"/>........</text:p>
      <text:p text:style-name="Paragraph_20_Programlisting"><text:s text:c="8"/>}</text:p>
      <text:p text:style-name="Paragraph_20_Programlisting"/>
      <text:p text:style-name="Paragraph_20_Programlisting"><text:s text:c="8"/>/** get current account balance **/</text:p>
      <text:p text:style-name="Paragraph_20_Programlisting"><text:s text:c="8"/>public BigDecimal <text:s/>getAccountBalance()</text:p>
      <text:p text:style-name="Paragraph_20_Programlisting"><text:s text:c="8"/>{</text:p>
      <text:p text:style-name="Paragraph_20_Programlisting"><text:s text:c="10"/>.........</text:p>
      <text:p text:style-name="Paragraph_20_Programlisting"><text:s text:c="8"/>}</text:p>
      <text:p text:style-name="Paragraph_20_Programlisting"/>
      <text:p text:style-name="Paragraph_20_Programlisting"><text:s text:c="8"/>public void <text:s text:c="7"/>incrementAccountBalance(BigDecimal amount)</text:p>
      <text:p text:style-name="Paragraph_20_Programlisting"><text:s text:c="8"/>{</text:p>
      <text:p text:style-name="Paragraph_20_Programlisting"><text:s text:c="10"/>.......</text:p>
      <text:p text:style-name="Paragraph_20_Programlisting"><text:s text:c="8"/>}</text:p>
      <text:p text:style-name="Paragraph_20_Programlisting"/>
      <text:p text:style-name="Paragraph_20_Programlisting"><text:s text:c="8"/>public void <text:s text:c="7"/>decrementAccountBalance(BigDecimal amount)</text:p>
      <text:p text:style-name="Paragraph_20_Programlisting"><text:s text:c="8"/>{</text:p>
      <text:p text:style-name="Paragraph_20_Programlisting"><text:s text:c="10"/>.......</text:p>
      <text:p text:style-name="Paragraph_20_Programlisting"><text:s text:c="8"/>}</text:p>
      <text:p text:style-name="Paragraph_20_Programlisting"/>
      <text:p text:style-name="Paragraph_20_Programlisting"><text:s text:c="8"/>public <text:s/>BigDecimal <text:s/>getSummaryPayments()</text:p>
      <text:p text:style-name="Paragraph_20_Programlisting"><text:s text:c="8"/>{</text:p>
      <text:p text:style-name="Paragraph_20_Programlisting"><text:s text:c="10"/>.........</text:p>
      <text:p text:style-name="Paragraph_20_Programlisting"><text:s text:c="7"/>}</text:p>
      <text:p text:style-name="Paragraph_20_Programlisting"/>
      <text:p text:style-name="Paragraph_20_Programlisting">}</text:p>
      <text:p text:style-name="Standard"/>
      <text:p text:style-name="Standard"/>
      <text:p text:style-name="Standard"/>
      <text:p text:style-name="Standard">Т.е. используемый класс может быть обыкновенным POJO, или инкапсулировать к себе обращения к <text:s/>БД.</text:p>
      <text:p text:style-name="Standard"><text:span text:style-name="T7">$customer.getAccountBalance()</text:span> работает, так как это сокращение для <text:span text:style-name="T7">apply($customer,getAccountBalance())</text:span>, <text:s/>в общей системе (general) <text:s/>apply для Java объектов интерпретируется как вызов соответсвующего метода. После того, как произошла подстановка, вместо <text:span text:style-name="T7">$customer </text:span><text:span text:style-name="T9">у нас соответсвующий Java объект, соответственно все начинает работать как и было задуманно.</text:span></text:p>
      <text:p text:style-name="P4"/>
      <text:h text:style-name="Heading_20_3" text:outline-level="3">Импорт</text:h>
      <text:p text:style-name="Standard"/>
      <text:p text:style-name="Standard"><text:s/>Также обратите внимание на выражение <text:span text:style-name="T7">import(general)</text:span><text:span text:style-name="T9">. <text:s/>Системы могут импортировать правила из других систем, в целом этот механизм очень похож на механизм наследования в объектно-ориентированном программировании. <text:s text:c="2"/>Еще один </text:span><text:soft-page-break/><text:span text:style-name="T9">вариант импорта – importTransformed, когда мы импортируем правила, сами додверженные некоторым преобразованиям. </text:span></text:p>
      <text:p text:style-name="P4"/>
      <text:h text:style-name="P23" text:outline-level="3">Последовательность применения </text:h>
      <text:p text:style-name="Standard">Точная последовательность применения правил зависит от стратегии. Существует одно правило разрешения конфликтов, которое можно кратко описать как "Сначала разбираем частные случаи", то есть <text:s/>когда одно и то-же предложение можно редуцировать двумя разными правилами (скажет <text:span text:style-name="T7">r1</text:span><text:span text:style-name="T9"> и </text:span><text:span text:style-name="T7">r2</text:span><text:span text:style-name="T9">) и одно из этих правил более частное(конкретное) чем второе, (например r1), то оно применяется первым.</text:span></text:p>
      <text:p text:style-name="P4"/>
      <text:p text:style-name="P4">Скажем следующая система:</text:p>
      <text:p text:style-name="Paragraph_20_Programlisting"><text:bookmark-start text:name="DDE_LINK3"/>ruleset(</text:p>
      <text:p text:style-name="Paragraph_20_Programlisting"><text:s text:c="4"/>p(q($x)) -&gt; A,</text:p>
      <text:p text:style-name="Paragraph_20_Programlisting"><text:s text:c="4"/>p($x) -&gt; B</text:p>
      <text:p text:style-name="Paragraph_20_Programlisting">)<text:bookmark-end text:name="DDE_LINK3"/></text:p>
      <text:p text:style-name="Standard"/>
      <text:p text:style-name="Standard"/>
      <text:p text:style-name="Standard">Возвратит нам <text:span text:style-name="T7">A</text:span><text:span text:style-name="T9"> для </text:span><text:span text:style-name="T7">p(q(1))</text:span><text:span text:style-name="T9"> и </text:span><text:span text:style-name="T7">B</text:span><text:span text:style-name="T9"> для </text:span><text:span text:style-name="T7">p(1)</text:span><text:span text:style-name="T9">, а следующая система:</text:span></text:p>
      <text:p text:style-name="Standard"/>
      <text:p text:style-name="Paragraph_20_Programlisting">ruleset(</text:p>
      <text:p text:style-name="Paragraph_20_Programlisting"><text:s text:c="4"/>p($x,$x) -&gt; same,</text:p>
      <text:p text:style-name="Paragraph_20_Programlisting"><text:s text:c="4"/>p($x,$y) -&gt; different</text:p>
      <text:p text:style-name="Paragraph_20_Programlisting">) <text:s/></text:p>
      <text:p text:style-name="Standard"/>
      <text:p text:style-name="Standard"/>
      <text:p text:style-name="Standard">возвратит нам same для <text:span text:style-name="T7">p(a,a)</text:span> и different для <text:span text:style-name="T7">p(a,b)</text:span>.</text:p>
      <text:p text:style-name="Standard"/>
      <text:h text:style-name="P23" text:outline-level="3">Let и Where <text:s/>выражения</text:h>
      <text:h text:style-name="P23" text:outline-level="3"/>
      <text:p text:style-name="Standard">Когда мы говорили, что последовательность редукций определяется стратегией, мы сказали не все: <text:s/>есть виды выражений, редукция которых осуществляется специальным образом. Это так называемые let и where выражения. <text:s/>Рассмотрим выражение вида</text:p>
      <text:p text:style-name="Standard"><text:s/><text:span text:style-name="T7"><text:s text:c="2"/>let (v</text:span><text:span text:style-name="T5">1</text:span><text:span text:style-name="T7"> &lt;- e</text:span><text:span text:style-name="T5">1</text:span><text:span text:style-name="T7">, v</text:span><text:span text:style-name="T5">2</text:span><text:span text:style-name="T7"> &lt;- e</text:span><text:span text:style-name="T5">2</text:span><text:span text:style-name="T7">,... v</text:span><text:span text:style-name="T5">N</text:span><text:span text:style-name="T7"> &lt;- e</text:span><text:span text:style-name="T5">N</text:span><text:span text:style-name="T7">) x</text:span></text:p>
      <text:p text:style-name="Standard">Его редукция происходит следующим образом: сначала максимально редуцируются термы e<text:span text:style-name="T4">1 </text:span>.. e<text:span text:style-name="T4">N </text:span>и их значения ассоциируются с пропозициональными переменными v<text:span text:style-name="T4">1</text:span> ... v<text:span text:style-name="T4">N</text:span>, затем происходит подстановка их значений в x. </text:p>
      <text:p text:style-name="Standard"><text:s text:c="2"/>where выражения отличается от let только порядком следования секций переменных и собственно термов, т.е. следующее выражние является просто синонимом:</text:p>
      <text:p text:style-name="Standard"><text:s text:c="2"/><text:span text:style-name="T7"><text:s text:c="2"/>x <text:s/>where (v</text:span><text:span text:style-name="T5">1</text:span><text:span text:style-name="T7"> &lt;- e</text:span><text:span text:style-name="T5">1</text:span><text:span text:style-name="T7">, v</text:span><text:span text:style-name="T5">2</text:span><text:span text:style-name="T7"> &lt;- e</text:span><text:span text:style-name="T5">2</text:span><text:span text:style-name="T7">,... v</text:span><text:span text:style-name="T5">N</text:span><text:span text:style-name="T7"> &lt;- e</text:span><text:span text:style-name="T5">N</text:span><text:span text:style-name="T7">)</text:span></text:p>
      <text:p text:style-name="P7"/>
      <text:p text:style-name="P4">Также существуют формы применения let и where выражений в правилах:</text:p>
      <text:list text:style-name="L6">
        <text:list-item>
          <text:list>
            <text:list-item>
              <text:p text:style-name="P42">в образце, т.е. пусть правило имеет вид:</text:p>
            </text:list-item>
          </text:list>
        </text:list-item>
      </text:list>
      <text:p text:style-name="P24">x [ condition ] where (v<text:span text:style-name="T4">1</text:span> &lt;- e<text:span text:style-name="T4">1</text:span>, v<text:span text:style-name="T4">2</text:span> &lt;- e<text:span text:style-name="T4">2</text:span>,... v<text:span text:style-name="T4">N</text:span> &lt;- e<text:span text:style-name="T4">N</text:span>) -&gt; y | [cn<text:span text:style-name="T4">1</text:span>] -&gt; y<text:span text:style-name="T4">1 </text:span>| ... !-&gt; y<text:span text:style-name="T4">K</text:span></text:p>
      <text:p text:style-name="P25">или альтернативная форма:</text:p>
      <text:p text:style-name="P24">x <text:s/>let (v<text:span text:style-name="T4">1</text:span> &lt;- e<text:span text:style-name="T4">1</text:span>, v<text:span text:style-name="T4">2</text:span> &lt;- e<text:span text:style-name="T4">2</text:span>,... v<text:span text:style-name="T4">N</text:span> &lt;- e<text:span text:style-name="T4">N</text:span>) [ condition ] -&gt; y | [cn<text:span text:style-name="T4">1</text:span>] -&gt; y<text:span text:style-name="T4">1 </text:span>| ... !-&gt; y<text:span text:style-name="T4">K</text:span></text:p>
      <text:p text:style-name="P26">тогда при успешном сопоставлении образца с <text:span text:style-name="T7">x</text:span> сначала редуцируются e<text:span text:style-name="T4">1</text:span> ... e<text:span text:style-name="T4">N </text:span>и подставляются в соответствующие пропозициональные переменные, которые можно использовать во всех условиях и правых частях правила;</text:p>
      <text:list text:style-name="L7">
        <text:list-item>
          <text:p text:style-name="P43">и в правых частях, т.е. правая часть может иметь вид</text:p>
          <text:list>
            <text:list-header>
              <text:p text:style-name="P43"><text:span text:style-name="T7">let (v</text:span><text:span text:style-name="T5">1</text:span><text:span text:style-name="T7"> &lt;- e</text:span><text:span text:style-name="T5">1</text:span><text:span text:style-name="T7">, v</text:span><text:span text:style-name="T5">2</text:span><text:span text:style-name="T7"> &lt;- e</text:span><text:span text:style-name="T5">2</text:span><text:span text:style-name="T7">,... v</text:span><text:span text:style-name="T5">N</text:span><text:span text:style-name="T7"> &lt;- e</text:span><text:span text:style-name="T5">N</text:span><text:span text:style-name="T7">) y [ action ]</text:span></text:p>
              <text:p text:style-name="P43">или</text:p>
              <text:p text:style-name="P43"><text:span text:style-name="T7"><text:s/>y [ action ] <text:s/>where (v</text:span><text:span text:style-name="T5">1</text:span><text:span text:style-name="T7"> &lt;- e</text:span><text:span text:style-name="T5">1</text:span><text:span text:style-name="T7">, v</text:span><text:span text:style-name="T5">2</text:span><text:span text:style-name="T7"> &lt;- e</text:span><text:span text:style-name="T5">2</text:span><text:span text:style-name="T7">,... v</text:span><text:span text:style-name="T5">N</text:span><text:span text:style-name="T7"> &lt;- e</text:span><text:span text:style-name="T5">N</text:span><text:span text:style-name="T7">)</text:span></text:p>
              <text:p text:style-name="P43"><text:soft-page-break/>в таком случае область где определены значения <text:span text:style-name="T7">v</text:span><text:span text:style-name="T5">1</text:span><text:span text:style-name="T7">,... v</text:span><text:span text:style-name="T5">N</text:span><text:span text:style-name="T7"> </text:span><text:s/>– только соответствующая правая часть (т.е. <text:span text:style-name="T7">y <text:s/></text:span>и<text:span text:style-name="T7"> action </text:span>)</text:p>
            </text:list-header>
          </text:list>
        </text:list-item>
      </text:list>
      <text:p text:style-name="P18"/>
      <text:p text:style-name="Standard"/>
      <text:h text:style-name="Heading_20_2" text:outline-level="2"><text:bookmark-start text:name="DDE_LINK2"/>Системы<text:bookmark-end text:name="DDE_LINK2"/></text:h>
      <text:p text:style-name="Standard"/>
      <text:p text:style-name="Standard">Ну и наконец система – это имя + БД фактов + множество правил + стратегия. </text:p>
      <text:p text:style-name="Standard">Имя – любой иденитификатор.</text:p>
      <text:p text:style-name="Standard">БД фактов – Java класс, удовлетворяющий интрефейсу IFacts. можно называть их по имени, вначале зарегистрировав в экземляре TermWare;</text:p>
      <text:p text:style-name="Standard"/>
      <text:p text:style-name="Paragraph_20_Programlisting">IFacts facts = new MyFacts();</text:p>
      <text:p text:style-name="Paragraph_20_Programlisting">TermWare.getInstance().addFacts("MyFacts",facts);</text:p>
      <text:p text:style-name="Paragraph_20_Programlisting"/>
      <text:p text:style-name="Paragraph_20_Programlisting"/>
      <text:p text:style-name="Standard"/>
      <text:p text:style-name="Standard"/>
      <text:p text:style-name="Standard">после этого можно писать нечто вроде: <text:span text:style-name="T7">system(MySystem, MyFacts, ruleset(....), <text:s/>MyStrategy)</text:span></text:p>
      <text:p text:style-name="Standard"/>
      <text:p text:style-name="Standard">Таким подходом полезно пользоваться, когда создается несколько систем, работающих над одним объектом данных. <text:s/>Так как система имен иерархическая, то вызов <text:span text:style-name="T7">TermWare.getInstance().addFacts() </text:span><text:span text:style-name="T9">создаст нам имя фактов самого верхнего уровня. Для создание вложенного имени надо будет воспользоваться таким-же методом в классе Domain, который представляет элемент пространства имен.</text:span></text:p>
      <text:p text:style-name="P4"/>
      <text:p text:style-name="Standard"><text:span text:style-name="T9">Второй способ – использовать загрузку по имени класса: т. е. В определении системы вместо имени зарегистрированного класса фактов написать терм </text:span><text:span text:style-name="T7">loadFacts(name,className)</text:span><text:span text:style-name="T9">, тогда TermWare загрузит класс с именем </text:span><text:span text:style-name="T7">className</text:span><text:span text:style-name="T9"> (естественно он должен реализовывать </text:span><text:span text:style-name="T7">IFacts</text:span><text:span text:style-name="T9">), <text:s/>создаст его экземпляр, свяжет этот экземпляр с именем </text:span><text:span text:style-name="T7">name</text:span><text:span text:style-name="T9"> и свяжет его с создаваемой системой.</text:span></text:p>
      <text:p text:style-name="P4"/>
      <text:p text:style-name="Standard"><text:span text:style-name="T9">То-же самое и со стратегиями – вы можете использовать их по имени (существуют предопределенные исена стратегий: FirstTop и BottomTop), либо загрузить свою используя <text:s/></text:span><text:span text:style-name="T7">loadStrategy</text:span><text:span text:style-name="T9"> в определении системы.</text:span></text:p>
      <text:h text:style-name="P27" text:outline-level="2">Домены</text:h>
      <text:p text:style-name="P4"/>
      <text:p text:style-name="Standard"><text:span text:style-name="T9">Системы могут группироваться в домены. Что такое домен – просто область имен, как </text:span><text:span text:style-name="T7">namespace</text:span><text:span text:style-name="T9"> в С++ или </text:span><text:span text:style-name="T7">package</text:span><text:span text:style-name="T9"> в Java. TermWare умеет загружать определениеяиз файловой системы или загрузчика классов, использую структуру каталогов, соответствующую вложенности доменов. Поиск при этом начинается с директории, указанной в свойстве </text:span><text:span text:style-name="T7">termware.path</text:span><text:span text:style-name="T9">. Естественно, ничего не мешает установить корень структуры каталогов програмно: </text:span><text:span text:style-name="T7">TermWare.getInstance().getTermLoader().addSearchPath(String path).</text:span></text:p>
      <text:p text:style-name="P7"/>
      <text:p text:style-name="P4">Небольшая иллюстрация:</text:p>
      <text:p text:style-name="P4"/>
      <text:p text:style-name="P4">Пусть у нас есть два подкаталого в termware.path: A и B.</text:p>
      <text:p text:style-name="P4">В каталоге A находится файл x.def, со следующим содержимым:</text:p>
      <text:p text:style-name="P4"/>
      <text:p text:style-name="Paragraph_20_Programlisting"><text:soft-page-break/>domain(A,</text:p>
      <text:p text:style-name="Paragraph_20_Programlisting"><text:s text:c="2"/>system(X,MyFacts,</text:p>
      <text:p text:style-name="Paragraph_20_Programlisting"><text:s text:c="4"/>ruleset(</text:p>
      <text:p text:style-name="Paragraph_20_Programlisting"><text:s text:c="7"/>a($x) -&gt; A,</text:p>
      <text:p text:style-name="Paragraph_20_Programlisting"><text:s text:c="7"/>b($x) -&gt; B </text:p>
      <text:p text:style-name="Paragraph_20_Programlisting"><text:s text:c="4"/>), <text:s text:c="3"/></text:p>
      <text:p text:style-name="Paragraph_20_Programlisting"><text:s text:c="2"/>)</text:p>
      <text:p text:style-name="Paragraph_20_Programlisting">)</text:p>
      <text:p text:style-name="P4"/>
      <text:p text:style-name="P4"/>
      <text:p text:style-name="P4">А в каталоге B – со следующим:</text:p>
      <text:p text:style-name="Paragraph_20_Programlisting">domain(B,</text:p>
      <text:p text:style-name="Paragraph_20_Programlisting"><text:s text:c="2"/>system(X,MyFacts,</text:p>
      <text:p text:style-name="Paragraph_20_Programlisting"><text:s text:c="4"/>ruleset(</text:p>
      <text:p text:style-name="Paragraph_20_Programlisting"><text:s text:c="7"/>a($x) -&gt; B,</text:p>
      <text:p text:style-name="Paragraph_20_Programlisting"><text:s text:c="7"/>b($x) -&gt; C </text:p>
      <text:p text:style-name="Paragraph_20_Programlisting"><text:s text:c="4"/>), <text:s text:c="3"/></text:p>
      <text:p text:style-name="Paragraph_20_Programlisting"><text:s text:c="2"/>)</text:p>
      <text:p text:style-name="Paragraph_20_Programlisting">)</text:p>
      <text:p text:style-name="P4"/>
      <text:p text:style-name="P4"/>
      <text:p text:style-name="P8"><text:span text:style-name="T9">Тогда вызов </text:span><text:bookmark-start text:name="DDE_LINK4"/><text:span text:style-name="T7">apply(A::X,a(1))</text:span><text:bookmark-end text:name="DDE_LINK4"/><text:span text:style-name="T9"> нам выдаст </text:span><text:span text:style-name="T7">A</text:span><text:span text:style-name="T9">, а вызов </text:span><text:span text:style-name="T7">apply(B::X,a(1))</text:span><text:span text:style-name="T9"> – B</text:span><text:span text:style-name="T7">.</text:span></text:p>
      <text:p text:style-name="P5">Итого, <text:s/>доступ по полному имени обозначается как C1::C2::...::Cn и обозначает (для систему) систему Сn, которая находится в домене C(n-1) ... который находиться в домене С1. <text:s/>Запись составного имени без синтаксического сахара – как <text:span text:style-name="T7">_name(C1,..Cn)</text:span>. Кстати, заметим что apply(x,y) тоже может быть записно по другому (через точку), т. е. <text:span text:style-name="T7">apply(A::X,a(1)) </text:span>эквивалентно <text:span text:style-name="T7">A::X.a(1). </text:span><text:span text:style-name="T11">Такой вид записи применяется довольно часто.</text:span></text:p>
      <text:p text:style-name="P6"/>
      <text:p text:style-name="P5"><text:span text:style-name="T11">На уровне Java API, обратите внимание на класс </text:span><text:span text:style-name="T8">Domain (</text:span><text:a xlink:type="simple" xlink:href="http://www.gradsoft.ua/rus/Products/termware/jdocs/ua/gradsoft/termware/Domain.html">описание API</text:a><text:span text:style-name="T8">)</text:span><text:span text:style-name="T11">, который предоставляет доступ к содержимому доменов. Еще заметим, что файловая система нас не всегда устраивает как хранилище данных, иногда мы хоти хранить системы в реляционной БД или где-то еще. В таком случае TermWare предоставляет возможность написать свой </text:span><text:a xlink:type="simple" xlink:href="http://www.gradsoft.ua/rus/Products/termware/jdocs/ua/gradsoft/termware/TermLoader.html"><text:span text:style-name="T8">TermLoader</text:span></text:a><text:span text:style-name="T10"> и закрепить его за экземпляром движка.</text:span></text:p>
      <text:p text:style-name="Standard"/>
      <text:p text:style-name="Standard"/>
      <text:h text:style-name="Heading_20_1" text:outline-level="1">Что дальше</text:h>
      <text:p text:style-name="Standard"/>
      <text:p text:style-name="Standard">Ссылки на справочную документацию есть в предисловии. (на всякий случай продублируем):</text:p>
      <text:list text:style-name="L1">
        <text:list-item text:start-value="1">
          <text:p text:style-name="P35"><text:a xlink:type="simple" xlink:href="http://www.gradsoft.ua/rus/Products/termware/jdocs/index.html?overview-summary.html" text:style-name="Internet_20_link" text:visited-style-name="Visited_20_Internet_20_Link">Описание Java API </text:a></text:p>
        </text:list-item>
        <text:list-item>
          <text:p text:style-name="P35"><text:a xlink:type="simple" xlink:href="http://www.gradsoft.ua/rus/Products/termware/docs/TAPI/index.html" text:style-name="Internet_20_link" text:visited-style-name="Visited_20_Internet_20_Link">Справка по встроенным функциям. </text:a></text:p>
        </text:list-item>
        <text:list-item>
          <text:p text:style-name="P35"><text:a xlink:type="simple" xlink:href="http://www.gradsoft.ua/rus/Products/termware/docs/Semantics_rus/Semantics_rus.html" text:style-name="Internet_20_link" text:visited-style-name="Visited_20_Internet_20_Link">Описание семантики </text:a></text:p>
        </text:list-item>
      </text:list>
      <text:p text:style-name="P12">Для более читабельного описания семантики можно посмотреть стаьи по TermWare на сайте Градсофт <text:s/>(<text:a xlink:type="simple" xlink:href="http://www.gradsoft.ua/">http://www.gradsoft.ua</text:a>) Следующая статья: <text:s/><text:a xlink:type="simple" xlink:href="http://www.gradsoft.ua/eng/whitepapers/TermWare-CPP2005-4.pdf">TermWare: A Rewriting Framework for Rule-Based Programming Dynamic Applications</text:a> <text:s/>может быть использована вместо введения. <text:s/></text:p>
      <text:p text:style-name="P12">Еще стоит посмотреть на примеры, находящиеся в директории demo инсталляци. Также существует несколько нетривиальных програмных проектов с открытым кодом, использующих TermWare, к примеру JavaChecker (<text:a xlink:type="simple" xlink:href="http://www.gradsoft.ua/products/javachecker_eng.html">http://www.gradsoft.ua/products/javachecker_eng.html</text:a><text:a xlink:type="simple" xlink:href="http://www.gradsoft.ua/products/javachecker_eng.html)б">)</text:a>, там можно подсмотреть типичные паттерны использования. </text:p>
      <text:p text:style-name="P12">Если вам необходимо связаться с автором – пишите по адресу Ruslan@Shevchenko.Kiev.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/>
    <style:font-face style:name="Courier1" svg:font-family="Courier"/>
    <style:font-face style:name="StarSymbol" svg:font-family="StarSymbol"/>
    <style:font-face style:name="Lucida Console" svg:font-family="'Lucida Console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2pt" fo:language="en" fo:country="US" style:font-name-asian="F" style:font-size-asian="12pt" style:language-asian="en" style:country-asian="US" style:font-name-complex="F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7874in" style:writing-mode="page"/>
      <style:text-properties fo:color="#000000" style:font-name="Arial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in" fo:margin-bottom="0.0201in" style:page-number="auto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DejaVu LGC Sans" style:font-size-asian="14pt" style:font-name-complex="Tahoma" style:font-size-complex="14pt"/>
    </style:style>
    <style:style style:name="Heading_20_1" style:display-name="Heading 1" style:family="paragraph" style:parent-style-name="Heading_20_Default" style:class="text" style:default-outline-level="1">
      <style:paragraph-properties fo:margin-top="0.2362in" fo:margin-bottom="0in" text:number-lines="true" text:line-number="1"/>
      <style:text-properties fo:font-size="140%"/>
    </style:style>
    <style:style style:name="Heading_20_2" style:display-name="Heading 2" style:family="paragraph" style:parent-style-name="Heading_20_Default" style:class="text" style:default-outline-level="2">
      <style:paragraph-properties fo:margin-top="0.5118in" fo:margin-bottom="0in" text:number-lines="true" text:line-number="2"/>
      <style:text-properties fo:font-size="120%"/>
    </style:style>
    <style:style style:name="Heading_20_3" style:display-name="Heading 3" style:family="paragraph" style:parent-style-name="Heading_20_Default" style:class="text" style:default-outline-level="3">
      <style:paragraph-properties fo:margin-top="0.2362in" fo:margin-bottom="0in" text:number-lines="true" text:line-number="3"/>
      <style:text-properties fo:font-size="110%"/>
    </style:style>
    <style:style style:name="Heading_20_4" style:display-name="Heading 4" style:family="paragraph" style:parent-style-name="Heading_20_Default" style:class="text" style:default-outline-level="4">
      <style:paragraph-properties fo:margin-top="0.2362in" fo:margin-bottom="0in" text:number-lines="true" text:line-number="4"/>
      <style:text-properties fo:font-size="11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Drawing" style:family="paragraph" style:parent-style-name="Caption" style:class="extra"/>
    <style:style style:name="Index" style:family="paragraph" style:parent-style-name="Paragraph_20_Default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91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95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98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agraph_20_Default" style:display-name="Paragraph Default" style:family="paragraph" style:master-page-name="">
      <style:paragraph-properties style:page-number="auto" text:number-lines="false" text:line-number="0"/>
    </style:style>
    <style:style style:name="Paragraph_20_Verbatim" style:display-name="Paragraph Verbatim" style:family="paragraph">
      <style:paragraph-properties fo:margin-left="0in" fo:margin-right="0in" fo:text-indent="0.1181in" style:auto-text-indent="false" fo:background-color="#e0e0e0" style:shadow="none">
        <style:background-image/>
      </style:paragraph-properties>
      <style:text-properties style:font-name="Courier" fo:font-size="10pt"/>
    </style:style>
    <style:style style:name="Paragraph" style:family="paragraph" style:parent-style-name="Paragraph_20_Default"/>
    <style:style style:name="Paragraph_20_Padding" style:display-name="Paragraph Padding" style:family="paragraph" style:parent-style-name="Paragraph_20_Default" style:master-page-name="">
      <style:paragraph-properties fo:margin-top="0.0783in" fo:margin-bottom="0in" fo:text-align="justify" style:justify-single-word="false" style:page-number="auto" fo:background-color="transparent" fo:padding="0in" fo:border="none" style:shadow="none">
        <style:background-image/>
      </style:paragraph-properties>
    </style:style>
    <style:style style:name="Paragraph_20_Padding_20_Odd" style:display-name="Paragraph Padding Odd" style:family="paragraph" style:parent-style-name="Paragraph_20_Default">
      <style:paragraph-properties fo:margin-left="0.3937in" fo:margin-right="0in" fo:margin-top="0.0783in" fo:margin-bottom="0in" fo:text-indent="0in" style:auto-text-indent="false"/>
    </style:style>
    <style:style style:name="Paragraph_20_Screen" style:display-name="Paragraph Screen" style:family="paragraph" style:parent-style-name="Paragraph_20_Verbatim">
      <style:paragraph-properties fo:padding-left="0in" fo:padding-right="0in" fo:padding-top="0.0783in" fo:padding-bottom="0.0783in" fo:border-left="none" fo:border-right="none" fo:border-top="0.0008in solid #000000" fo:border-bottom="0.0008in solid #000000"/>
      <style:text-properties style:font-name="Lucida Console"/>
    </style:style>
    <style:style style:name="Paragraph_20_Programlisting" style:display-name="Paragraph Programlisting" style:family="paragraph" style:parent-style-name="Paragraph_20_Verbatim">
      <style:paragraph-properties fo:padding-left="0in" fo:padding-right="0in" fo:padding-top="0.0783in" fo:padding-bottom="0.0783in" fo:border-left="0.0346in solid #000000" fo:border-right="none" fo:border-top="none" fo:border-bottom="none" style:shadow="none">
        <style:tab-stops/>
      </style:paragraph-properties>
    </style:style>
    <style:style style:name="Paragraph_20_Synopsis" style:display-name="Paragraph Synopsis" style:family="paragraph" style:parent-style-name="Paragraph_20_Verbatim">
      <style:paragraph-properties fo:background-color="#ffffff" fo:padding-left="0in" fo:padding-right="0in" fo:padding-top="0.0783in" fo:padding-bottom="0.0783in" fo:border-left="0.0783in solid #000000" fo:border-right="none" fo:border-top="none" fo:border-bottom="none">
        <style:background-image/>
      </style:paragraph-properties>
    </style:style>
    <style:style style:name="Paragraph_20_Justify" style:display-name="Paragraph Justify" style:family="paragraph" style:parent-style-name="Paragraph_20_Default">
      <style:paragraph-properties fo:text-align="justify" style:justify-single-word="false" style:text-autospace="ideograph-alpha" style:punctuation-wrap="hanging" style:line-break="strict" style:writing-mode="page"/>
    </style:style>
    <style:style style:name="Paragraph_20_BlockQuote" style:display-name="Paragraph BlockQuote" style:family="paragraph" style:parent-style-name="Paragraph_20_Default">
      <style:paragraph-properties fo:margin-left="0.472in" fo:margin-right="0in" fo:margin-top="0in" fo:margin-bottom="0.1181in" fo:text-indent="0in" style:auto-text-indent="false" fo:padding-left="0.0591in" fo:padding-right="0.0193in" fo:padding-top="0.0193in" fo:padding-bottom="0.0193in" fo:border-left="0.0693in solid #999999" fo:border-right="none" fo:border-top="none" fo:border-bottom="none" style:shadow="none"/>
      <style:text-properties fo:font-style="italic"/>
    </style:style>
    <style:style style:name="Paragraph_20_Term" style:display-name="Paragraph Term" style:family="paragraph" style:parent-style-name="Paragraph_20_Default">
      <style:paragraph-properties fo:margin-top="0.0783in" fo:margin-bottom="0in" fo:keep-with-next="always"/>
      <style:text-properties fo:font-weight="bold"/>
    </style:style>
    <style:style style:name="para-sidebar" style:family="paragraph" style:parent-style-name="Paragraph_20_Default"/>
    <style:style style:name="Heading_20_Default" style:display-name="Heading Default" style:family="paragraph">
      <style:paragraph-properties style:shadow="none" fo:keep-with-next="always" text:number-lines="true" text:line-number="0"/>
      <style:text-properties fo:color="#323298" style:font-name="Arial" fo:font-weight="bold"/>
    </style:style>
    <style:style style:name="Headings" style:family="paragraph" style:parent-style-name="Heading_20_Default" style:class="text" style:default-outline-level="5">
      <style:paragraph-properties fo:margin-top="0.1965in" fo:margin-bottom="0in"/>
      <style:text-properties fo:font-size="11pt"/>
    </style:style>
    <style:style style:name="Heading_20_Small" style:display-name="Heading Small" style:family="paragraph" style:parent-style-name="Heading_20_Default" style:class="text">
      <style:paragraph-properties fo:margin-top="0.1965in" fo:margin-bottom="0in"/>
      <style:text-properties fo:color="#323298" fo:font-size="11pt"/>
    </style:style>
    <style:style style:name="Paragraph_20_Heading" style:display-name="Paragraph Heading" style:family="paragraph" style:parent-style-name="Heading_20_Default" style:class="text">
      <style:paragraph-properties fo:margin-top="0.1374in" fo:margin-bottom="0in"/>
      <style:text-properties fo:color="#323298" style:font-name="Arial" fo:font-size="11pt" fo:font-weight="bold"/>
    </style:style>
    <style:style style:name="Paragraph_20_Title" style:display-name="Paragraph Title" style:family="paragraph" style:parent-style-name="Paragraph_20_Default" style:class="text">
      <style:paragraph-properties fo:margin-top="0.1374in" fo:margin-bottom="0in"/>
      <style:text-properties fo:color="#323298" style:font-name="Arial" fo:font-size="11pt" fo:font-weight="bold"/>
    </style:style>
    <style:style style:name="Title_20_Default" style:display-name="Title Default" style:family="paragraph">
      <style:paragraph-properties style:shadow="none"/>
      <style:text-properties fo:color="#323298" style:font-name="Arial" fo:font-weight="bold"/>
    </style:style>
    <style:style style:name="Title_20_Book" style:display-name="Title Book" style:family="paragraph" style:parent-style-name="Title_20_Default" style:next-style-name="Paragraph_20_Padding">
      <style:paragraph-properties fo:padding-left="0in" fo:padding-right="0in" fo:padding-top="0.2362in" fo:padding-bottom="0in" fo:border="none"/>
      <style:text-properties fo:font-size="300%"/>
    </style:style>
    <style:style style:name="Title_20_Chapter" style:display-name="Title Chapter" style:family="paragraph" style:parent-style-name="Title_20_Default" style:next-style-name="Paragraph_20_Padding">
      <style:paragraph-properties fo:break-before="page" fo:padding-left="0in" fo:padding-right="0in" fo:padding-top="0.2362in" fo:padding-bottom="0in" fo:border="none"/>
      <style:text-properties fo:font-size="300%"/>
    </style:style>
    <style:style style:name="Title_20_Article" style:display-name="Title Article" style:family="paragraph" style:parent-style-name="Title_20_Default" style:next-style-name="Paragraph_20_Padding">
      <style:paragraph-properties fo:padding-left="0in" fo:padding-right="0in" fo:padding-top="0.2362in" fo:padding-bottom="0in" fo:border="none"/>
      <style:text-properties fo:font-size="160%"/>
    </style:style>
    <style:style style:name="Title_20_Bibliography" style:display-name="Title Bibliography" style:family="paragraph" style:parent-style-name="Title_20_Default" style:next-style-name="Paragraph_20_Padding">
      <style:paragraph-properties fo:padding-left="0in" fo:padding-right="0in" fo:padding-top="0.2362in" fo:padding-bottom="0in" fo:border="none"/>
      <style:text-properties fo:font-size="300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fo:color="#323298" style:font-name="Arial" fo:font-weight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Text_20_Strong" style:display-name="Text Strong" style:family="text">
      <style:text-properties fo:font-style="italic" fo:font-weight="bold"/>
    </style:style>
    <style:style style:name="Text_20_Bold" style:display-name="Text Bold" style:family="text">
      <style:text-properties fo:font-weight="bold"/>
    </style:style>
    <style:style style:name="Text_20_Italic" style:display-name="Text Italic" style:family="text">
      <style:text-properties fo:font-style="italic"/>
    </style:style>
    <style:style style:name="Text_20_Underline" style:display-name="Text Underline" style:family="text">
      <style:text-properties style:text-underline-style="solid" style:text-underline-width="auto" style:text-underline-color="#000000" style:text-underline-mode="continuous" style:text-line-through-mode="continuous"/>
    </style:style>
    <style:style style:name="Text_20_Strikethrough" style:display-name="Text Strikethrough" style:family="text">
      <style:text-properties style:text-line-through-style="solid"/>
    </style:style>
    <style:style style:name="Text_20_Highlight" style:display-name="Text Highlight" style:family="text">
      <style:text-properties fo:background-color="#ffff00"/>
    </style:style>
    <style:style style:name="Text_20_Monospace" style:display-name="Text Monospace" style:family="text">
      <style:text-properties style:font-name="Courier1"/>
    </style:style>
    <style:style style:name="Text_20_Superscript" style:display-name="Text Superscript" style:family="text">
      <style:text-properties style:text-position="super 58%"/>
    </style:style>
    <style:style style:name="Text_20_Subscript" style:display-name="Text Subscript" style:family="text">
      <style:text-properties style:text-position="sub 58%"/>
    </style:style>
    <style:style style:name="Text_20_Command" style:display-name="Text Command" style:family="text">
      <style:text-properties style:font-name="Courier1" fo:font-weight="bold" fo:background-color="#f0f0f0"/>
    </style:style>
    <style:style style:name="Number_20_Symbols" style:display-name="Number Symbols" style:family="text">
      <style:text-properties fo:color="#323298" style:font-name="Arial" fo:font-weight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Headings" style:display-name="List Headings">
      <text:list-level-style-number text:level="1" text:style-name="Number_20_Symbols" style:num-suffix="." style:num-format="1">
        <style:list-level-properties text:min-label-distance="0.1181in"/>
      </text:list-level-style-number>
      <text:list-level-style-number text:level="2" text:style-name="Number_20_Symbols" style:num-suffix="." style:num-format="1" text:display-levels="2">
        <style:list-level-properties text:min-label-distance="0.1181in"/>
      </text:list-level-style-number>
      <text:list-level-style-number text:level="3" text:style-name="Number_20_Symbols" style:num-suffix="." style:num-format="1" text:display-levels="3">
        <style:list-level-properties text:min-label-distance="0.1181in"/>
      </text:list-level-style-number>
      <text:list-level-style-number text:level="4" text:style-name="Number_20_Symbols" style:num-suffix="." style:num-format="1" text:display-levels="4">
        <style:list-level-properties text:min-label-distance="0.1181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footer" style:family="table">
      <style:table-properties style:width="6.7917in" table:align="margins"/>
    </style:style>
    <style:style style:name="tablefooter.A" style:family="table-column">
      <style:table-column-properties style:column-width="3.3958in" style:rel-column-width="32767*"/>
    </style:style>
    <style:style style:name="tablefooter.B" style:family="table-column">
      <style:table-column-properties style:column-width="3.3958in" style:rel-column-width="32768*"/>
    </style:style>
    <style:style style:name="Table1" style:family="table">
      <style:table-properties style:width="6.7917in" table:align="margins"/>
    </style:style>
    <style:style style:name="Table1.A" style:family="table-column">
      <style:table-column-properties style:column-width="3.3958in" style:rel-column-width="32767*"/>
    </style:style>
    <style:style style:name="Table1.B" style:family="table-column">
      <style:table-column-properties style:column-width="3.3958in" style:rel-column-width="32768*"/>
    </style:style>
    <style:style style:name="P1" style:family="paragraph" style:parent-style-name="Footer">
      <style:paragraph-properties fo:margin-left="0in" fo:margin-right="0.0398in" fo:margin-top="0.0193in" fo:margin-bottom="0in" fo:text-align="start" style:justify-single-word="false" fo:text-indent="0in" style:auto-text-indent="false"/>
      <style:text-properties fo:font-size="7pt"/>
    </style:style>
    <style:style style:name="P2" style:family="paragraph" style:parent-style-name="Footer">
      <style:paragraph-properties fo:margin-left="0in" fo:margin-right="0.0398in" fo:margin-top="0.0193in" fo:margin-bottom="0in" fo:text-align="end" style:justify-single-word="false" fo:text-indent="0in" style:auto-text-indent="false"/>
      <style:text-properties fo:font-size="7pt"/>
    </style:style>
    <style:style style:name="P3" style:family="paragraph">
      <style:text-properties fo:letter-spacing="0.0276in"/>
    </style:style>
    <style:style style:name="T1" style:family="text"/>
    <style:style style:name="T2" style:family="text">
      <style:text-properties fo:color="#ffffff" style:font-name="Arial Black" fo:font-size="7pt" fo:letter-spacing="0.0276in"/>
    </style:style>
    <style:style style:name="T3" style:family="text">
      <style:text-properties fo:letter-spacing="0.0276in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bottom" style:vertical-rel="page" style:horizontal-pos="right" style:horizontal-rel="page" fo:padding="0in" fo:border="none"/>
    </style:style>
    <style:style style:name="gr1" style:family="graphic">
      <style:graphic-properties draw:stroke="solid" svg:stroke-width="0in" svg:stroke-color="#323298" draw:fill-color="#323298" draw:textarea-horizontal-align="left" draw:textarea-vertical-align="middle" fo:padding-left="0.7874in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page-layout style:name="pm1">
      <style:page-layout-properties fo:page-width="8.2681in" fo:page-height="11.6929in" style:num-format="1" style:print-orientation="portrait" fo:margin-top="0.3819in" fo:margin-bottom="0.2402in" fo:margin-left="0.689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472in" fo:margin-left="0in" fo:margin-right="0in" fo:margin-top="0.1965in" fo:border-top="0.0008in solid #000000" fo:border-bottom="none" fo:border-left="none" fo:border-right="none" fo:padding="0in"/>
      </style:footer-style>
    </style:page-layout>
    <style:page-layout style:name="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8.2681in" fo:page-height="11.6929in" style:num-format="1" style:print-orientation="portrait" fo:margin-top="0.3819in" fo:margin-bottom="0.2402in" fo:margin-left="0.689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0.472in" fo:margin-left="0in" fo:margin-right="0in" fo:margin-top="0.1965in" fo:border-top="0.0008in solid #000000" fo:border-bottom="none" fo:border-left="none" fo:border-right="none" fo:padding="0in" style:dynamic-spacing="false"/>
      </style:footer-style>
    </style:page-layout>
  </office:automatic-styles>
  <office:master-styles>
    <style:master-page style:name="Standard" style:page-layout-name="pm1" style:next-style-name="Others">
      <style:header>
        <text:p text:style-name="Header"><text:s/></text:p>
      </style:header>
      <style:footer>
        <table:table table:name="tablefooter" table:style-name="tablefooter">
          <table:table-column table:style-name="tablefooter.A"/>
          <table:table-column table:style-name="tablefooter.B"/>
          <table:table-row>
            <table:table-cell office:value-type="string">
              <text:p text:style-name="P1">(C) <text:s/>Grad-Soft ltd. <text:s/><text:a xlink:type="simple" xlink:href="http://www.gradsoft.ua/">http://www.gradsoft.ua</text:a></text:p>
            </table:table-cell>
            <table:table-cell office:value-type="string">
              <text:p text:style-name="P2">Page <text:page-number text:select-page="current">24</text:page-number> of <text:page-count>24</text:page-count> </text:p>
            </table:table-cell>
          </table:table-row>
        </table:table>
      </style:footer>
    </style:master-page>
    <style:master-page style:name="HTML" style:page-layout-name="pm2"/>
    <style:master-page style:name="Endnote" style:page-layout-name="pm3"/>
    <style:master-page style:name="Others" style:page-layout-name="pm4">
      <style:header>
        <text:p text:style-name="Header"><draw:frame draw:style-name="fr1" draw:name="Frame1" text:anchor-type="paragraph" svg:width="0.3957in" draw:z-index="22"><draw:text-box fo:min-height="11.1028in"><text:p text:style-name="Drawing"><draw:rect text:anchor-type="paragraph" draw:z-index="45" draw:style-name="gr1" draw:text-style-name="P3" svg:width="11.1024in" svg:height="0.3933in" draw:transform="rotate (1.5709708597198) translate (0.00208333333333333in 11.1020833333333in)"><text:p><text:span text:style-name="T2"/></text:p><text:p><text:span text:style-name="T3"><text:s/></text:span></text:p></draw:rect>Drawing <text:sequence text:ref-name="refDrawing0" text:name="Drawing" text:formula="ooow:Drawing+1" style:num-format="1">1</text:sequence>: www</text:p></draw:text-box></draw:frame> 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1"/>
              <text:p text:style-name="P1">(С) <text:s/>Grad-Soft. Ltd. <text:s/><text:a xlink:type="simple" xlink:href="http://www.gradsoft.ua/">http://www.gradsoft.ua</text:a> <text:s text:c="4"/></text:p>
            </table:table-cell>
            <table:table-cell office:value-type="string">
              <text:p text:style-name="P2">Page <text:page-number text:select-page="current">24</text:page-number> of <text:page-count>24</text:page-count>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6-24T21:42:35</meta:creation-date>
    <dc:creator>Ruslan Shevchenko</dc:creator>
    <dc:date>2008-08-05T21:08:44</dc:date>
    <dc:language>en-US</dc:language>
    <meta:editing-cycles>64</meta:editing-cycles>
    <meta:editing-duration>P4DT6H37M34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4" meta:paragraph-count="889" meta:word-count="5659" meta:character-count="46606"/>
  </office:meta>
</office:document-meta>
</file>